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style>
    <style:style style:name="T2" style:parent-style-name="Policepardéfaut" style:family="text">
      <style:text-properties fo:color="#FF7676"/>
    </style:style>
    <style:style style:name="T3" style:parent-style-name="Policepardéfaut" style:family="text">
      <style:text-properties style:font-name="Quicksand, sans-serif" fo:color="#FF7676"/>
    </style:style>
    <style:style style:name="P4" style:parent-style-name="Standard" style:family="paragraph">
      <style:paragraph-properties fo:widows="2" fo:orphans="2"/>
    </style:style>
    <style:style style:name="T5" style:parent-style-name="Policepardéfaut" style:family="text">
      <style:text-properties fo:color="#FF7676"/>
    </style:style>
    <style:style style:name="T6" style:parent-style-name="Policepardéfaut" style:family="text">
      <style:text-properties style:font-name="Quicksand, sans-serif" fo:color="#FF7676"/>
    </style:style>
    <style:style style:name="P7" style:parent-style-name="Standard" style:family="paragraph">
      <style:paragraph-properties fo:widows="2" fo:orphans="2"/>
    </style:style>
    <style:style style:name="P8" style:parent-style-name="Standard" style:family="paragraph">
      <style:paragraph-properties fo:widows="2" fo:orphans="2"/>
    </style:style>
    <style:style style:name="P9" style:parent-style-name="Standard" style:family="paragraph">
      <style:paragraph-properties fo:widows="2" fo:orphans="2"/>
    </style:style>
    <style:style style:name="P10" style:parent-style-name="Standard" style:family="paragraph">
      <style:paragraph-properties fo:widows="2" fo:orphans="2"/>
    </style:style>
    <style:style style:name="T11" style:parent-style-name="Policepardéfaut" style:family="text">
      <style:text-properties fo:color="#FF7676"/>
    </style:style>
    <style:style style:name="T12" style:parent-style-name="Policepardéfaut" style:family="text">
      <style:text-properties style:font-name="Quicksand, sans-serif" fo:color="#FF7676"/>
    </style:style>
    <style:style style:name="P13" style:parent-style-name="Standard" style:family="paragraph">
      <style:paragraph-properties fo:widows="2" fo:orphans="2"/>
    </style:style>
    <style:style style:name="P14" style:parent-style-name="Standard" style:family="paragraph">
      <style:paragraph-properties fo:widows="2" fo:orphans="2"/>
    </style:style>
    <style:style style:name="P15" style:parent-style-name="Standard" style:family="paragraph">
      <style:paragraph-properties fo:widows="2" fo:orphans="2"/>
    </style:style>
    <style:style style:name="P16" style:parent-style-name="Standard" style:family="paragraph">
      <style:paragraph-properties fo:widows="2" fo:orphans="2"/>
    </style:style>
    <style:style style:name="T17" style:parent-style-name="Policepardéfaut" style:family="text">
      <style:text-properties fo:color="#FF7676"/>
    </style:style>
    <style:style style:name="T18" style:parent-style-name="Policepardéfaut" style:family="text">
      <style:text-properties style:font-name="Quicksand, sans-serif" fo:color="#FF7676"/>
    </style:style>
    <style:style style:name="P19" style:parent-style-name="Standard" style:family="paragraph">
      <style:paragraph-properties fo:widows="2" fo:orphans="2"/>
    </style:style>
    <style:style style:name="P20" style:parent-style-name="Standard" style:family="paragraph">
      <style:paragraph-properties fo:widows="2" fo:orphans="2"/>
    </style:style>
    <style:style style:name="P21" style:parent-style-name="Standard" style:family="paragraph">
      <style:paragraph-properties fo:widows="2" fo:orphans="2"/>
    </style:style>
    <style:style style:name="P22" style:parent-style-name="Standard" style:family="paragraph">
      <style:paragraph-properties fo:widows="2" fo:orphans="2"/>
    </style:style>
    <style:style style:name="P23" style:parent-style-name="Standard" style:family="paragraph">
      <style:paragraph-properties fo:widows="2" fo:orphans="2"/>
    </style:style>
    <style:style style:name="T24" style:parent-style-name="Policepardéfaut" style:family="text">
      <style:text-properties fo:color="#FF7676"/>
    </style:style>
    <style:style style:name="T25" style:parent-style-name="Policepardéfaut" style:family="text">
      <style:text-properties style:font-name="Quicksand, sans-serif" fo:color="#FF7676"/>
    </style:style>
    <style:style style:name="P26" style:parent-style-name="Standard" style:family="paragraph">
      <style:paragraph-properties fo:widows="2" fo:orphans="2"/>
    </style:style>
    <style:style style:name="P27" style:parent-style-name="Standard" style:family="paragraph">
      <style:paragraph-properties fo:widows="2" fo:orphans="2"/>
    </style:style>
    <style:style style:name="P28" style:parent-style-name="Standard" style:family="paragraph">
      <style:paragraph-properties fo:widows="2" fo:orphans="2"/>
    </style:style>
    <style:style style:name="P29" style:parent-style-name="Standard" style:family="paragraph">
      <style:paragraph-properties fo:widows="2" fo:orphans="2"/>
    </style:style>
    <style:style style:name="P30" style:parent-style-name="Standard" style:family="paragraph">
      <style:paragraph-properties fo:widows="2" fo:orphans="2"/>
    </style:style>
    <style:style style:name="P31" style:parent-style-name="Standard" style:family="paragraph">
      <style:paragraph-properties fo:widows="2" fo:orphans="2"/>
    </style:style>
    <style:style style:name="P32" style:parent-style-name="Standard" style:family="paragraph">
      <style:paragraph-properties fo:widows="2" fo:orphans="2"/>
    </style:style>
    <style:style style:name="P33" style:parent-style-name="Standard" style:family="paragraph">
      <style:paragraph-properties fo:widows="2" fo:orphans="2"/>
    </style:style>
    <style:style style:name="P34" style:parent-style-name="Standard" style:family="paragraph">
      <style:paragraph-properties fo:widows="2" fo:orphans="2"/>
    </style:style>
    <style:style style:name="P35" style:parent-style-name="Standard" style:family="paragraph">
      <style:paragraph-properties fo:widows="2" fo:orphans="2"/>
    </style:style>
    <style:style style:name="P36" style:parent-style-name="Standard" style:family="paragraph">
      <style:paragraph-properties fo:widows="2" fo:orphans="2"/>
    </style:style>
    <style:style style:name="T37" style:parent-style-name="Policepardéfaut" style:family="text">
      <style:text-properties fo:color="#FF7676"/>
    </style:style>
    <style:style style:name="T38" style:parent-style-name="Policepardéfaut" style:family="text">
      <style:text-properties style:font-name="Quicksand, sans-serif" fo:color="#FF7676"/>
    </style:style>
    <style:style style:name="P39" style:parent-style-name="Standard" style:family="paragraph">
      <style:paragraph-properties fo:widows="2" fo:orphans="2"/>
    </style:style>
    <style:style style:name="P40" style:parent-style-name="Standard" style:family="paragraph">
      <style:paragraph-properties fo:widows="2" fo:orphans="2"/>
      <style:text-properties style:font-name="Georgia, serif" fo:color="#292929" fo:font-size="13.5pt" style:font-size-asian="13.5pt"/>
    </style:style>
    <style:style style:name="P41" style:parent-style-name="Standard" style:family="paragraph">
      <style:paragraph-properties fo:widows="2" fo:orphans="2"/>
      <style:text-properties style:font-name="Georgia, serif" fo:color="#292929" fo:font-size="13.5pt" style:font-size-asian="13.5pt"/>
    </style:style>
    <style:style style:name="P42" style:parent-style-name="Standard" style:family="paragraph">
      <style:paragraph-properties fo:widows="2" fo:orphans="2"/>
      <style:text-properties style:font-name="Georgia, serif" fo:color="#292929" fo:font-size="13.5pt" style:font-size-asian="13.5pt"/>
    </style:style>
    <style:style style:name="P43" style:parent-style-name="Standard" style:family="paragraph">
      <style:paragraph-properties fo:widows="2" fo:orphans="2"/>
      <style:text-properties style:font-name="Georgia, serif" fo:color="#292929" fo:font-size="13.5pt" style:font-size-asian="13.5pt"/>
    </style:style>
    <style:style style:name="P44" style:parent-style-name="Standard" style:family="paragraph">
      <style:paragraph-properties fo:widows="2" fo:orphans="2"/>
      <style:text-properties style:font-name="Georgia, serif" fo:color="#292929" fo:font-size="13.5pt" style:font-size-asian="13.5pt"/>
    </style:style>
    <style:style style:name="P45" style:parent-style-name="Standard" style:family="paragraph">
      <style:paragraph-properties fo:widows="2" fo:orphans="2"/>
      <style:text-properties style:font-name="Georgia, serif" fo:color="#292929" fo:font-size="13.5pt" style:font-size-asian="13.5pt"/>
    </style:style>
    <style:style style:name="P46" style:parent-style-name="Standard" style:family="paragraph">
      <style:paragraph-properties fo:widows="2" fo:orphans="2"/>
      <style:text-properties style:font-name="Georgia, serif" fo:color="#292929" fo:font-size="13.5pt" style:font-size-asian="13.5pt"/>
    </style:style>
    <style:style style:name="P47" style:parent-style-name="Standard" style:family="paragraph">
      <style:paragraph-properties fo:widows="2" fo:orphans="2"/>
      <style:text-properties style:font-name="Georgia, serif" fo:color="#292929" fo:font-size="13.5pt" style:font-size-asian="13.5pt"/>
    </style:style>
    <style:style style:name="P48" style:parent-style-name="Standard" style:family="paragraph">
      <style:paragraph-properties fo:widows="2" fo:orphans="2"/>
      <style:text-properties style:font-name="Georgia, serif" fo:color="#292929" fo:font-size="13.5pt" style:font-size-asian="13.5pt"/>
    </style:style>
    <style:style style:name="P49" style:parent-style-name="Standard" style:family="paragraph">
      <style:paragraph-properties fo:widows="2" fo:orphans="2"/>
      <style:text-properties style:font-name="Georgia, serif" fo:color="#292929" fo:font-size="13.5pt" style:font-size-asian="13.5pt"/>
    </style:style>
    <style:style style:name="P50" style:parent-style-name="Standard" style:family="paragraph">
      <style:paragraph-properties fo:widows="2" fo:orphans="2"/>
    </style:style>
    <style:style style:name="T51" style:parent-style-name="Policepardéfaut" style:family="text">
      <style:text-properties style:font-name="Quicksand, sans-serif" fo:color="#FF7676"/>
    </style:style>
    <style:style style:name="P5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3" style:parent-style-name="Standard" style:family="paragraph">
      <style:paragraph-properties fo:margin-left="0.052in" fo:margin-right="0.052in">
        <style:tab-stops/>
      </style:paragraph-properties>
    </style:style>
    <style:style style:name="T54" style:parent-style-name="Policepardéfaut" style:family="text">
      <style:text-properties style:font-name="Georgia, serif" fo:color="#292929" fo:font-size="13.5pt" style:font-size-asian="13.5pt"/>
    </style:style>
    <style:style style:name="P55"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6" style:parent-style-name="Standard" style:family="paragraph">
      <style:paragraph-properties fo:margin-left="0.052in" fo:margin-right="0.052in">
        <style:tab-stops/>
      </style:paragraph-properties>
    </style:style>
    <style:style style:name="T57" style:parent-style-name="Policepardéfaut" style:family="text">
      <style:text-properties style:font-name="Georgia, serif" fo:color="#FF7676" fo:font-size="13.5pt" style:font-size-asian="13.5pt"/>
    </style:style>
    <style:style style:name="T58" style:parent-style-name="Policepardéfaut" style:family="text">
      <style:text-properties style:font-name="Quicksand, sans-serif" fo:color="#FF7676"/>
    </style:style>
    <style:style style:name="P59"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0"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1"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2" style:parent-style-name="Standard" style:family="paragraph">
      <style:paragraph-properties fo:margin-left="0.052in" fo:margin-right="0.052in">
        <style:tab-stops/>
      </style:paragraph-properties>
    </style:style>
    <style:style style:name="T63" style:parent-style-name="Policepardéfaut" style:family="text">
      <style:text-properties fo:color="#FF7676"/>
    </style:style>
    <style:style style:name="T64" style:parent-style-name="Policepardéfaut" style:family="text">
      <style:text-properties style:font-name="Quicksand, sans-serif" fo:color="#FF7676"/>
    </style:style>
    <style:style style:name="P65" style:parent-style-name="Standard" style:family="paragraph">
      <style:paragraph-properties fo:margin-left="0.052in" fo:margin-right="0.052in">
        <style:tab-stops/>
      </style:paragraph-properties>
    </style:style>
    <style:style style:name="P66" style:parent-style-name="Standard" style:family="paragraph">
      <style:paragraph-properties fo:margin-left="0.052in" fo:margin-right="0.052in">
        <style:tab-stops/>
      </style:paragraph-properties>
    </style:style>
    <style:style style:name="P67" style:parent-style-name="Standard" style:family="paragraph">
      <style:paragraph-properties fo:margin-left="0.052in" fo:margin-right="0.052in">
        <style:tab-stops/>
      </style:paragraph-properties>
    </style:style>
    <style:style style:name="P68" style:parent-style-name="Standard" style:family="paragraph">
      <style:paragraph-properties fo:margin-left="0.052in" fo:margin-right="0.052in">
        <style:tab-stops/>
      </style:paragraph-properties>
    </style:style>
    <style:style style:name="T69" style:parent-style-name="Policepardéfaut" style:family="text">
      <style:text-properties fo:color="#FF7676"/>
    </style:style>
    <style:style style:name="T70" style:parent-style-name="Policepardéfaut" style:family="text">
      <style:text-properties style:font-name="Quicksand, sans-serif" fo:color="#FF7676"/>
    </style:style>
    <style:style style:name="P71" style:parent-style-name="Standard" style:family="paragraph">
      <style:paragraph-properties fo:margin-left="0.052in" fo:margin-right="0.052in">
        <style:tab-stops/>
      </style:paragraph-properties>
    </style:style>
    <style:style style:name="T72" style:parent-style-name="Policepardéfaut" style:family="text">
      <style:text-properties style:text-position="super 66.6%"/>
    </style:style>
    <style:style style:name="P73" style:parent-style-name="Standard" style:family="paragraph">
      <style:paragraph-properties fo:margin-left="0.052in" fo:margin-right="0.052in">
        <style:tab-stops/>
      </style:paragraph-properties>
    </style:style>
    <style:style style:name="P74" style:parent-style-name="Standard" style:family="paragraph">
      <style:paragraph-properties fo:margin-left="0.052in" fo:margin-right="0.052in">
        <style:tab-stops/>
      </style:paragraph-properties>
    </style:style>
    <style:style style:name="P75" style:parent-style-name="Standard" style:family="paragraph">
      <style:paragraph-properties fo:margin-left="0.052in" fo:margin-right="0.052in">
        <style:tab-stops/>
      </style:paragraph-properties>
    </style:style>
    <style:style style:name="P76" style:parent-style-name="Standard" style:family="paragraph">
      <style:paragraph-properties fo:margin-left="0.052in" fo:margin-right="0.052in">
        <style:tab-stops/>
      </style:paragraph-properties>
    </style:style>
    <style:style style:name="T77" style:parent-style-name="Policepardéfaut" style:family="text">
      <style:text-properties fo:color="#FF7676"/>
    </style:style>
    <style:style style:name="T78" style:parent-style-name="Policepardéfaut" style:family="text">
      <style:text-properties style:font-name="Quicksand, sans-serif" fo:color="#FF7676"/>
    </style:style>
    <style:style style:name="P79" style:parent-style-name="Standard" style:family="paragraph">
      <style:paragraph-properties fo:margin-left="0.052in" fo:margin-right="0.052in">
        <style:tab-stops/>
      </style:paragraph-properties>
    </style:style>
    <style:style style:name="P80" style:parent-style-name="Standard" style:family="paragraph">
      <style:paragraph-properties fo:margin-left="0.052in" fo:margin-right="0.052in">
        <style:tab-stops/>
      </style:paragraph-properties>
    </style:style>
    <style:style style:name="P81" style:parent-style-name="Standard" style:family="paragraph">
      <style:paragraph-properties fo:margin-left="0.052in" fo:margin-right="0.052in">
        <style:tab-stops/>
      </style:paragraph-properties>
    </style:style>
    <style:style style:name="P82" style:parent-style-name="Standard" style:family="paragraph">
      <style:paragraph-properties fo:margin-left="0.052in" fo:margin-right="0.052in">
        <style:tab-stops/>
      </style:paragraph-properties>
    </style:style>
    <style:style style:name="T83" style:parent-style-name="Policepardéfaut" style:family="text">
      <style:text-properties fo:color="#FF7676"/>
    </style:style>
    <style:style style:name="T84" style:parent-style-name="Policepardéfaut" style:family="text">
      <style:text-properties style:font-name="Quicksand, sans-serif" fo:color="#FF7676"/>
    </style:style>
    <style:style style:name="P85" style:parent-style-name="Standard" style:family="paragraph">
      <style:paragraph-properties fo:margin-left="0.052in" fo:margin-right="0.052in">
        <style:tab-stops/>
      </style:paragraph-properties>
    </style:style>
    <style:style style:name="P86" style:parent-style-name="Standard" style:family="paragraph">
      <style:paragraph-properties fo:margin-left="0.052in" fo:margin-right="0.052in">
        <style:tab-stops/>
      </style:paragraph-properties>
    </style:style>
    <style:style style:name="P87" style:parent-style-name="Standard" style:family="paragraph">
      <style:paragraph-properties fo:margin-left="0.052in" fo:margin-right="0.052in">
        <style:tab-stops/>
      </style:paragraph-properties>
    </style:style>
    <style:style style:name="P88" style:parent-style-name="Standard" style:family="paragraph">
      <style:paragraph-properties fo:margin-left="0.052in" fo:margin-right="0.052in">
        <style:tab-stops/>
      </style:paragraph-properties>
    </style:style>
    <style:style style:name="P89" style:parent-style-name="Standard" style:family="paragraph">
      <style:paragraph-properties fo:margin-left="0.052in" fo:margin-right="0.052in">
        <style:tab-stops/>
      </style:paragraph-properties>
    </style:style>
    <style:style style:name="P90" style:parent-style-name="Standard" style:family="paragraph">
      <style:paragraph-properties fo:margin-left="0.052in" fo:margin-right="0.052in">
        <style:tab-stops/>
      </style:paragraph-properties>
    </style:style>
    <style:style style:name="P91" style:parent-style-name="Standard" style:family="paragraph">
      <style:paragraph-properties fo:margin-left="0.052in" fo:margin-right="0.052in">
        <style:tab-stops/>
      </style:paragraph-properties>
    </style:style>
    <style:style style:name="P92" style:parent-style-name="Standard" style:family="paragraph">
      <style:paragraph-properties fo:margin-left="0.052in" fo:margin-right="0.052in">
        <style:tab-stops/>
      </style:paragraph-properties>
    </style:style>
    <style:style style:name="P93" style:parent-style-name="Standard" style:family="paragraph">
      <style:paragraph-properties fo:margin-left="0.052in" fo:margin-right="0.052in">
        <style:tab-stops/>
      </style:paragraph-properties>
    </style:style>
    <style:style style:name="T94" style:parent-style-name="Policepardéfaut" style:family="text">
      <style:text-properties fo:color="#FF7676"/>
    </style:style>
    <style:style style:name="T95" style:parent-style-name="Policepardéfaut" style:family="text">
      <style:text-properties style:font-name="Quicksand, sans-serif" fo:color="#FF7676"/>
    </style:style>
    <style:style style:name="P96" style:parent-style-name="Standard" style:family="paragraph">
      <style:paragraph-properties fo:margin-left="0.052in" fo:margin-right="0.052in">
        <style:tab-stops/>
      </style:paragraph-properties>
    </style:style>
    <style:style style:name="P97" style:parent-style-name="Standard" style:family="paragraph">
      <style:paragraph-properties fo:margin-left="0.052in" fo:margin-right="0.052in">
        <style:tab-stops/>
      </style:paragraph-properties>
    </style:style>
    <style:style style:name="P98" style:parent-style-name="Standard" style:family="paragraph">
      <style:paragraph-properties fo:margin-left="0.052in" fo:margin-right="0.052in">
        <style:tab-stops/>
      </style:paragraph-properties>
    </style:style>
    <style:style style:name="P9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5"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6"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7"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0"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1"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5"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6"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1"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6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6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6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6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5"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8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6"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8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8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9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9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3" style:parent-style-name="Normal" style:family="paragraph">
      <style:paragraph-properties fo:widows="2" fo:orphans="2" style:vertical-align="auto" fo:background-color="#FFFFFF"/>
      <style:text-properties fo:hyphenate="true"/>
    </style:style>
    <style:style style:name="T204" style:parent-style-name="Policepardéfaut" style:family="text">
      <style:text-properties style:font-name="Arial" style:font-name-asian="Times New Roman" style:font-name-complex="Arial" style:use-window-font-color="true" style:letter-kerning="false" style:language-asian="fr" style:country-asian="FR" style:language-complex="ar" style:country-complex="SA"/>
    </style:style>
    <style:style style:name="T205" style:parent-style-name="Policepardéfaut" style:family="text">
      <style:text-properties style:font-name="Arial" style:font-name-asian="Times New Roman" style:font-name-complex="Arial" fo:color="#FF7676" style:letter-kerning="false" style:language-asian="fr" style:country-asian="FR" style:language-complex="ar" style:country-complex="SA"/>
    </style:style>
    <style:style style:name="P20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10"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11"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1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7" style:parent-style-name="Normal" style:family="paragraph">
      <style:paragraph-properties fo:widows="2" fo:orphans="2" style:vertical-align="auto" style:line-height-at-least="0.1979in" fo:background-color="#282C34"/>
      <style:text-properties fo:hyphenate="true"/>
    </style:style>
    <style:style style:name="T26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6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27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71"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2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7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2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275" style:parent-style-name="Normal" style:family="paragraph">
      <style:paragraph-properties fo:widows="2" fo:orphans="2" style:vertical-align="auto" style:line-height-at-least="0.1979in" fo:background-color="#282C34"/>
      <style:text-properties fo:hyphenate="true"/>
    </style:style>
    <style:style style:name="T27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7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7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2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8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8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8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28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85"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28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87"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28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89"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29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91"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2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9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2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295" style:parent-style-name="Normal" style:family="paragraph">
      <style:paragraph-properties fo:widows="2" fo:orphans="2" style:vertical-align="auto" style:line-height-at-least="0.1979in" fo:background-color="#282C34"/>
      <style:text-properties fo:hyphenate="true"/>
    </style:style>
    <style:style style:name="T2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9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9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0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30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0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05" style:parent-style-name="Normal" style:family="paragraph">
      <style:paragraph-properties fo:widows="2" fo:orphans="2" style:vertical-align="auto" style:line-height-at-least="0.1979in" fo:background-color="#282C34"/>
      <style:text-properties fo:hyphenate="true"/>
    </style:style>
    <style:style style:name="T3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0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09"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1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1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13" style:parent-style-name="Normal" style:family="paragraph">
      <style:paragraph-properties fo:widows="2" fo:orphans="2" style:vertical-align="auto" style:line-height-at-least="0.1979in" fo:background-color="#282C34"/>
      <style:text-properties fo:hyphenate="true"/>
    </style:style>
    <style:style style:name="T3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1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1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1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2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21" style:parent-style-name="Normal" style:family="paragraph">
      <style:paragraph-properties fo:widows="2" fo:orphans="2" style:vertical-align="auto" style:line-height-at-least="0.1979in" fo:background-color="#282C34"/>
      <style:text-properties fo:hyphenate="true"/>
    </style:style>
    <style:style style:name="T3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2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2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2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2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2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2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3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3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3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3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3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3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3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37" style:parent-style-name="Normal" style:family="paragraph">
      <style:paragraph-properties fo:widows="2" fo:orphans="2" style:vertical-align="auto" style:line-height-at-least="0.1979in" fo:background-color="#282C34"/>
      <style:text-properties fo:hyphenate="true"/>
    </style:style>
    <style:style style:name="T33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3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4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1"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4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4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5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5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5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5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6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61" style:parent-style-name="Normal" style:family="paragraph">
      <style:paragraph-properties fo:widows="2" fo:orphans="2" style:vertical-align="auto" style:line-height-at-least="0.1979in" fo:background-color="#282C34"/>
      <style:text-properties fo:hyphenate="true"/>
    </style:style>
    <style:style style:name="T36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6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6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6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6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6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6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7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1"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7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8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8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8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8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84"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8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86"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8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9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9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9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9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9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9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9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9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9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00"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0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0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0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0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0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06" style:parent-style-name="Normal" style:family="paragraph">
      <style:paragraph-properties fo:widows="2" fo:orphans="2" style:vertical-align="auto" style:line-height-at-least="0.1979in" fo:background-color="#282C34"/>
      <style:text-properties fo:hyphenate="true"/>
    </style:style>
    <style:style style:name="T40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08"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409" style:parent-style-name="Normal" style:family="paragraph">
      <style:paragraph-properties fo:widows="2" fo:orphans="2" style:vertical-align="auto" style:line-height-at-least="0.1979in" fo:background-color="#282C34"/>
      <style:text-properties fo:hyphenate="true"/>
    </style:style>
    <style:style style:name="T4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1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4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2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1"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2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2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29"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430" style:parent-style-name="Normal" style:family="paragraph">
      <style:paragraph-properties fo:widows="2" fo:orphans="2" style:vertical-align="auto" style:line-height-at-least="0.1979in" fo:background-color="#282C34"/>
      <style:text-properties fo:hyphenate="true"/>
    </style:style>
    <style:style style:name="T4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3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34"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435" style:parent-style-name="Normal" style:family="paragraph">
      <style:paragraph-properties fo:widows="2" fo:orphans="2" style:vertical-align="auto" style:line-height-at-least="0.1979in" fo:background-color="#282C34"/>
      <style:text-properties fo:hyphenate="true"/>
    </style:style>
    <style:style style:name="T43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3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3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39"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4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4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4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43" style:parent-style-name="Normal" style:family="paragraph">
      <style:paragraph-properties fo:widows="2" fo:orphans="2" style:vertical-align="auto" style:line-height-at-least="0.1979in" fo:background-color="#282C34"/>
      <style:text-properties fo:hyphenate="true"/>
    </style:style>
    <style:style style:name="T44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4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4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4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5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51" style:parent-style-name="Normal" style:family="paragraph">
      <style:paragraph-properties fo:widows="2" fo:orphans="2" style:vertical-align="auto" style:line-height-at-least="0.1979in" fo:background-color="#282C34"/>
      <style:text-properties fo:hyphenate="true"/>
    </style:style>
    <style:style style:name="T45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5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5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5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5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5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59"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46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6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6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6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7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7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7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7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74"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7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76"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7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7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8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8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83" style:parent-style-name="Normal" style:family="paragraph">
      <style:paragraph-properties fo:widows="2" fo:orphans="2" style:vertical-align="auto" style:line-height-at-least="0.1979in" fo:background-color="#282C34"/>
      <style:text-properties fo:hyphenate="true"/>
    </style:style>
    <style:style style:name="T48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8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8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87" style:parent-style-name="Normal" style:family="paragraph">
      <style:paragraph-properties fo:widows="2" fo:orphans="2" style:vertical-align="auto" style:line-height-at-least="0.1979in" fo:background-color="#282C34"/>
      <style:text-properties fo:hyphenate="true"/>
    </style:style>
    <style:style style:name="T48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8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9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91"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9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95" style:parent-style-name="Normal" style:family="paragraph">
      <style:paragraph-properties fo:widows="2" fo:orphans="2" style:vertical-align="auto" style:line-height-at-least="0.1979in" fo:background-color="#282C34"/>
      <style:text-properties fo:hyphenate="true"/>
    </style:style>
    <style:style style:name="T4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9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99"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0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0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0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1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1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14"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16"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1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2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2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22" style:parent-style-name="Normal" style:family="paragraph">
      <style:paragraph-properties fo:widows="2" fo:orphans="2" style:vertical-align="auto" style:line-height-at-least="0.1979in" fo:background-color="#282C34"/>
      <style:text-properties fo:hyphenate="true"/>
    </style:style>
    <style:style style:name="T52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2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2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26" style:parent-style-name="Normal" style:family="paragraph">
      <style:paragraph-properties fo:widows="2" fo:orphans="2" style:vertical-align="auto" style:line-height-at-least="0.1979in" fo:background-color="#282C34"/>
      <style:text-properties fo:hyphenate="true"/>
    </style:style>
    <style:style style:name="T52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2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30" style:parent-style-name="Normal" style:family="paragraph">
      <style:paragraph-properties fo:widows="2" fo:orphans="2" style:vertical-align="auto" style:line-height-at-least="0.1979in" fo:background-color="#282C34"/>
      <style:text-properties fo:hyphenate="true"/>
    </style:style>
    <style:style style:name="T5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3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34" style:parent-style-name="Normal" style:family="paragraph">
      <style:paragraph-properties fo:widows="2" fo:orphans="2" style:vertical-align="auto" style:line-height-at-least="0.1979in" fo:background-color="#282C34"/>
      <style:text-properties fo:hyphenate="true"/>
    </style:style>
    <style:style style:name="T53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3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3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38" style:parent-style-name="Normal" style:family="paragraph">
      <style:paragraph-properties fo:widows="2" fo:orphans="2" style:vertical-align="auto" style:line-height-at-least="0.1979in" fo:background-color="#282C34"/>
      <style:text-properties fo:hyphenate="true"/>
    </style:style>
    <style:style style:name="T53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4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4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42" style:parent-style-name="Normal" style:family="paragraph">
      <style:paragraph-properties fo:widows="2" fo:orphans="2" style:vertical-align="auto" style:line-height-at-least="0.1979in" fo:background-color="#282C34"/>
      <style:text-properties fo:hyphenate="true"/>
    </style:style>
    <style:style style:name="T54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4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4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50"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51"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52" style:parent-style-name="Normal" style:family="paragraph">
      <style:paragraph-properties fo:widows="2" fo:orphans="2" style:vertical-align="auto" style:line-height-at-least="0.1979in" fo:background-color="#282C34"/>
      <style:text-properties fo:hyphenate="true"/>
    </style:style>
    <style:style style:name="T55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5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5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5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5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5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5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6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6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62"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6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64"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6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66"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6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68"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6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70"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7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72" style:parent-style-name="Normal" style:family="paragraph">
      <style:paragraph-properties fo:widows="2" fo:orphans="2" style:vertical-align="auto" style:line-height-at-least="0.1979in" fo:background-color="#282C34"/>
      <style:text-properties fo:hyphenate="true"/>
    </style:style>
    <style:style style:name="T57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7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7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7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7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7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7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8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8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82"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8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84"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8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86"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88"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90"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9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9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9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9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9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97" style:parent-style-name="Normal" style:family="paragraph">
      <style:paragraph-properties fo:widows="2" fo:orphans="2" style:vertical-align="auto" style:line-height-at-least="0.1979in" fo:background-color="#282C34"/>
      <style:text-properties fo:hyphenate="true"/>
    </style:style>
    <style:style style:name="T598"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599" style:parent-style-name="Normal" style:family="paragraph">
      <style:paragraph-properties fo:widows="2" fo:orphans="2" style:vertical-align="auto" style:line-height-at-least="0.1979in" fo:background-color="#282C34"/>
      <style:text-properties fo:hyphenate="true"/>
    </style:style>
    <style:style style:name="T600"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601" style:parent-style-name="Normal" style:family="paragraph">
      <style:paragraph-properties fo:widows="2" fo:orphans="2" style:vertical-align="auto" style:line-height-at-least="0.1979in" fo:background-color="#282C34"/>
      <style:text-properties fo:hyphenate="true"/>
    </style:style>
    <style:style style:name="T602"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603" style:parent-style-name="Normal" style:family="paragraph">
      <style:paragraph-properties fo:widows="2" fo:orphans="2" style:vertical-align="auto" style:line-height-at-least="0.1979in" fo:background-color="#282C34"/>
      <style:text-properties fo:hyphenate="true"/>
    </style:style>
    <style:style style:name="T6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0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0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09"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11" style:parent-style-name="Normal" style:family="paragraph">
      <style:paragraph-properties fo:widows="2" fo:orphans="2" style:vertical-align="auto" style:line-height-at-least="0.1979in" fo:background-color="#282C34"/>
      <style:text-properties fo:hyphenate="true"/>
    </style:style>
    <style:style style:name="T61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13"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1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17" style:parent-style-name="Normal" style:family="paragraph">
      <style:paragraph-properties fo:widows="2" fo:orphans="2" style:vertical-align="auto" style:line-height-at-least="0.1979in" fo:background-color="#282C34"/>
      <style:text-properties fo:hyphenate="true"/>
    </style:style>
    <style:style style:name="T6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19"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2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2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23" style:parent-style-name="Normal" style:family="paragraph">
      <style:paragraph-properties fo:widows="2" fo:orphans="2" style:vertical-align="auto" style:line-height-at-least="0.1979in" fo:background-color="#282C34"/>
      <style:text-properties fo:hyphenate="true"/>
    </style:style>
    <style:style style:name="T62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25"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2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2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29" style:parent-style-name="Normal" style:family="paragraph">
      <style:paragraph-properties fo:widows="2" fo:orphans="2" style:vertical-align="auto" style:line-height-at-least="0.1979in" fo:background-color="#282C34"/>
      <style:text-properties fo:hyphenate="true"/>
    </style:style>
    <style:style style:name="T63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31"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3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3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P634" style:parent-style-name="Normal" style:family="paragraph">
      <style:paragraph-properties fo:widows="2" fo:orphans="2" style:vertical-align="auto" style:line-height-at-least="0.1979in" fo:background-color="#282C34"/>
      <style:text-properties fo:hyphenate="true"/>
    </style:style>
    <style:style style:name="T63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3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3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38"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P639"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640" style:parent-style-name="Normal" style:family="paragraph">
      <style:paragraph-properties fo:widows="2" fo:orphans="2" style:vertical-align="auto" style:line-height-at-least="0.1979in" fo:background-color="#282C34"/>
      <style:text-properties fo:hyphenate="true"/>
    </style:style>
    <style:style style:name="T64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4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4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4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4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4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4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4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4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5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51"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5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5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65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55" style:parent-style-name="Normal" style:family="paragraph">
      <style:paragraph-properties fo:widows="2" fo:orphans="2" style:vertical-align="auto" style:line-height-at-least="0.1979in" fo:background-color="#282C34"/>
      <style:text-properties fo:hyphenate="true"/>
    </style:style>
    <style:style style:name="T65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5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5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6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6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6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6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6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6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6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6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66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70" style:parent-style-name="Normal" style:family="paragraph">
      <style:paragraph-properties fo:widows="2" fo:orphans="2" style:vertical-align="auto" style:line-height-at-least="0.1979in" fo:background-color="#282C34"/>
      <style:text-properties fo:hyphenate="true"/>
    </style:style>
    <style:style style:name="T67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7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7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7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7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7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7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7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7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8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81"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8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8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68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85"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686" style:parent-style-name="Normal" style:family="paragraph">
      <style:paragraph-properties fo:widows="2" fo:orphans="2" style:vertical-align="auto" style:line-height-at-least="0.1979in" fo:background-color="#282C34"/>
      <style:text-properties fo:hyphenate="true"/>
    </style:style>
    <style:style style:name="T6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88"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689" style:parent-style-name="Normal" style:family="paragraph">
      <style:paragraph-properties fo:widows="2" fo:orphans="2" style:vertical-align="auto" style:line-height-at-least="0.1979in" fo:background-color="#282C34"/>
      <style:text-properties fo:hyphenate="true"/>
    </style:style>
    <style:style style:name="T69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9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9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9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97"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99" style:parent-style-name="Normal" style:family="paragraph">
      <style:paragraph-properties fo:widows="2" fo:orphans="2" style:vertical-align="auto" style:line-height-at-least="0.1979in" fo:background-color="#282C34"/>
      <style:text-properties fo:hyphenate="true"/>
    </style:style>
    <style:style style:name="T7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0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0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0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0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0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07"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09" style:parent-style-name="Normal" style:family="paragraph">
      <style:paragraph-properties fo:widows="2" fo:orphans="2" style:vertical-align="auto" style:line-height-at-least="0.1979in" fo:background-color="#282C34"/>
      <style:text-properties fo:hyphenate="true"/>
    </style:style>
    <style:style style:name="T7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1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1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1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1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7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17"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718" style:parent-style-name="Normal" style:family="paragraph">
      <style:paragraph-properties fo:widows="2" fo:orphans="2" style:vertical-align="auto" style:line-height-at-least="0.1979in" fo:background-color="#282C34"/>
      <style:text-properties fo:hyphenate="true"/>
    </style:style>
    <style:style style:name="T71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2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2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22"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2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2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2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26"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72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28" style:parent-style-name="Normal" style:family="paragraph">
      <style:paragraph-properties fo:widows="2" fo:orphans="2" style:vertical-align="auto" style:line-height-at-least="0.1979in" fo:background-color="#282C34"/>
      <style:text-properties fo:hyphenate="true"/>
    </style:style>
    <style:style style:name="T7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3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3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32"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3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3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36" style:parent-style-name="Normal" style:family="paragraph">
      <style:paragraph-properties fo:widows="2" fo:orphans="2" style:vertical-align="auto" style:line-height-at-least="0.1979in" fo:background-color="#282C34"/>
      <style:text-properties fo:hyphenate="true"/>
    </style:style>
    <style:style style:name="T73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3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3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40"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4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4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4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44"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745" style:parent-style-name="Normal" style:family="paragraph">
      <style:paragraph-properties fo:widows="2" fo:orphans="2" style:vertical-align="auto" style:line-height-at-least="0.1979in" fo:background-color="#282C34"/>
      <style:text-properties fo:hyphenate="true"/>
    </style:style>
    <style:style style:name="T7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4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4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5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5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5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5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5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5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5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5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59"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760" style:parent-style-name="Normal" style:family="paragraph">
      <style:paragraph-properties fo:widows="2" fo:orphans="2" style:vertical-align="auto" style:line-height-at-least="0.1979in" fo:background-color="#282C34"/>
      <style:text-properties fo:hyphenate="true"/>
    </style:style>
    <style:style style:name="T76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6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6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6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6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6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6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6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6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7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7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72"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773" style:parent-style-name="Normal" style:family="paragraph">
      <style:paragraph-properties fo:widows="2" fo:orphans="2" style:vertical-align="auto" style:line-height-at-least="0.1979in" fo:background-color="#282C34"/>
      <style:text-properties fo:hyphenate="true"/>
    </style:style>
    <style:style style:name="T7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75"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776" style:parent-style-name="Normal" style:family="paragraph">
      <style:paragraph-properties fo:widows="2" fo:orphans="2" style:vertical-align="auto" style:line-height-at-least="0.1979in" fo:background-color="#282C34"/>
      <style:text-properties fo:hyphenate="true"/>
    </style:style>
    <style:style style:name="T77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7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7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8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8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8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8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84"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78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86" style:parent-style-name="Normal" style:family="paragraph">
      <style:paragraph-properties fo:widows="2" fo:orphans="2" style:vertical-align="auto" style:line-height-at-least="0.1979in" fo:background-color="#282C34"/>
      <style:text-properties fo:hyphenate="true"/>
    </style:style>
    <style:style style:name="T7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8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8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90"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9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9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94" style:parent-style-name="Normal" style:family="paragraph">
      <style:paragraph-properties fo:widows="2" fo:orphans="2" style:vertical-align="auto" style:line-height-at-least="0.1979in" fo:background-color="#282C34"/>
      <style:text-properties fo:hyphenate="true"/>
    </style:style>
    <style:style style:name="T79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9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9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9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9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0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0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02" style:parent-style-name="Normal" style:family="paragraph">
      <style:paragraph-properties fo:widows="2" fo:orphans="2" style:vertical-align="auto" style:line-height-at-least="0.1979in" fo:background-color="#282C34"/>
      <style:text-properties fo:hyphenate="true"/>
    </style:style>
    <style:style style:name="T80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0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0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0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0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0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0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10" style:parent-style-name="Normal" style:family="paragraph">
      <style:paragraph-properties fo:widows="2" fo:orphans="2" style:vertical-align="auto" style:line-height-at-least="0.1979in" fo:background-color="#282C34"/>
      <style:text-properties fo:hyphenate="true"/>
    </style:style>
    <style:style style:name="T81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1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1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14"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1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1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1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1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1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20"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821" style:parent-style-name="Normal" style:family="paragraph">
      <style:paragraph-properties fo:widows="2" fo:orphans="2" style:vertical-align="auto" style:line-height-at-least="0.1979in" fo:background-color="#282C34"/>
      <style:text-properties fo:hyphenate="true"/>
    </style:style>
    <style:style style:name="T8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2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2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2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2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2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29"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3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3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3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3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3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35"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3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37" style:parent-style-name="Normal" style:family="paragraph">
      <style:paragraph-properties fo:widows="2" fo:orphans="2" style:vertical-align="auto" style:line-height-at-least="0.1979in" fo:background-color="#282C34"/>
      <style:text-properties fo:hyphenate="true"/>
    </style:style>
    <style:style style:name="T83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3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4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41"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4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4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4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45" style:parent-style-name="Normal" style:family="paragraph">
      <style:paragraph-properties fo:widows="2" fo:orphans="2" style:vertical-align="auto" style:line-height-at-least="0.1979in" fo:background-color="#282C34"/>
      <style:text-properties fo:hyphenate="true"/>
    </style:style>
    <style:style style:name="T8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4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4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49"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5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5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5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53"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854" style:parent-style-name="Normal" style:family="paragraph">
      <style:paragraph-properties fo:widows="2" fo:orphans="2" style:vertical-align="auto" style:line-height-at-least="0.1979in" fo:background-color="#282C34"/>
      <style:text-properties fo:hyphenate="true"/>
    </style:style>
    <style:style style:name="T85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5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5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5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5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6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6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62"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6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6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6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6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6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68"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869"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870"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871" style:parent-style-name="Normal" style:family="paragraph">
      <style:paragraph-properties fo:widows="2" fo:orphans="2" style:vertical-align="auto" style:line-height-at-least="0.1979in" fo:background-color="#282C34"/>
      <style:text-properties fo:hyphenate="true"/>
    </style:style>
    <style:style style:name="T8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73"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874" style:parent-style-name="Normal" style:family="paragraph">
      <style:paragraph-properties fo:widows="2" fo:orphans="2" style:vertical-align="auto" style:line-height-at-least="0.1979in" fo:background-color="#282C34"/>
      <style:text-properties fo:hyphenate="true"/>
    </style:style>
    <style:style style:name="T87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7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7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7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7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8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8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82"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88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84" style:parent-style-name="Normal" style:family="paragraph">
      <style:paragraph-properties fo:widows="2" fo:orphans="2" style:vertical-align="auto" style:line-height-at-least="0.1979in" fo:background-color="#282C34"/>
      <style:text-properties fo:hyphenate="true"/>
    </style:style>
    <style:style style:name="T88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8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8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8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9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92" style:parent-style-name="Normal" style:family="paragraph">
      <style:paragraph-properties fo:widows="2" fo:orphans="2" style:vertical-align="auto" style:line-height-at-least="0.1979in" fo:background-color="#282C34"/>
      <style:text-properties fo:hyphenate="true"/>
    </style:style>
    <style:style style:name="T89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9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9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9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9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9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9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00"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0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02" style:parent-style-name="Normal" style:family="paragraph">
      <style:paragraph-properties fo:widows="2" fo:orphans="2" style:vertical-align="auto" style:line-height-at-least="0.1979in" fo:background-color="#282C34"/>
      <style:text-properties fo:hyphenate="true"/>
    </style:style>
    <style:style style:name="T90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0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0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0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0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0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0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10"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91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12"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13" style:parent-style-name="Normal" style:family="paragraph">
      <style:paragraph-properties fo:widows="2" fo:orphans="2" style:vertical-align="auto" style:line-height-at-least="0.1979in" fo:background-color="#282C34"/>
      <style:text-properties fo:hyphenate="true"/>
    </style:style>
    <style:style style:name="T9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15"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916" style:parent-style-name="Normal" style:family="paragraph">
      <style:paragraph-properties fo:widows="2" fo:orphans="2" style:vertical-align="auto" style:line-height-at-least="0.1979in" fo:background-color="#282C34"/>
      <style:text-properties fo:hyphenate="true"/>
    </style:style>
    <style:style style:name="T91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1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1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20"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2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2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2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24" style:parent-style-name="Normal" style:family="paragraph">
      <style:paragraph-properties fo:widows="2" fo:orphans="2" style:vertical-align="auto" style:line-height-at-least="0.1979in" fo:background-color="#282C34"/>
      <style:text-properties fo:hyphenate="true"/>
    </style:style>
    <style:style style:name="T92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2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2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2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3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32" style:parent-style-name="Normal" style:family="paragraph">
      <style:paragraph-properties fo:widows="2" fo:orphans="2" style:vertical-align="auto" style:line-height-at-least="0.1979in" fo:background-color="#282C34"/>
      <style:text-properties fo:hyphenate="true"/>
    </style:style>
    <style:style style:name="T9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3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3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3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3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38"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39" style:parent-style-name="Normal" style:family="paragraph">
      <style:paragraph-properties fo:widows="2" fo:orphans="2" style:vertical-align="auto" style:line-height-at-least="0.1979in" fo:background-color="#282C34"/>
      <style:text-properties fo:hyphenate="true"/>
    </style:style>
    <style:style style:name="T94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41"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942" style:parent-style-name="Normal" style:family="paragraph">
      <style:paragraph-properties fo:widows="2" fo:orphans="2" style:vertical-align="auto" style:line-height-at-least="0.1979in" fo:background-color="#282C34"/>
      <style:text-properties fo:hyphenate="true"/>
    </style:style>
    <style:style style:name="T94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4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4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4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4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48" style:parent-style-name="Normal" style:family="paragraph">
      <style:paragraph-properties fo:widows="2" fo:orphans="2" style:vertical-align="auto" style:line-height-at-least="0.1979in" fo:background-color="#282C34"/>
      <style:text-properties fo:hyphenate="true"/>
    </style:style>
    <style:style style:name="T94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5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5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52"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5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5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55"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5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5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59" style:parent-style-name="Normal" style:family="paragraph">
      <style:paragraph-properties fo:widows="2" fo:orphans="2" style:vertical-align="auto" style:line-height-at-least="0.1979in" fo:background-color="#282C34"/>
      <style:text-properties fo:hyphenate="true"/>
    </style:style>
    <style:style style:name="T96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6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6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6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6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6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6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6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6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70"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71" style:parent-style-name="Normal" style:family="paragraph">
      <style:paragraph-properties fo:widows="2" fo:orphans="2" style:vertical-align="auto" style:line-height-at-least="0.1979in" fo:background-color="#282C34"/>
      <style:text-properties fo:hyphenate="true"/>
    </style:style>
    <style:style style:name="T9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7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75"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97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7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7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81"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82" style:parent-style-name="Normal" style:family="paragraph">
      <style:paragraph-properties fo:widows="2" fo:orphans="2" style:vertical-align="auto" style:line-height-at-least="0.1979in" fo:background-color="#282C34"/>
      <style:text-properties fo:hyphenate="true"/>
    </style:style>
    <style:style style:name="T98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8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8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8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8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90"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91" style:parent-style-name="Normal" style:family="paragraph">
      <style:paragraph-properties fo:widows="2" fo:orphans="2" style:vertical-align="auto" style:line-height-at-least="0.1979in" fo:background-color="#282C34"/>
      <style:text-properties fo:hyphenate="true"/>
    </style:style>
    <style:style style:name="T9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9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9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9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99" style:parent-style-name="Normal" style:family="paragraph">
      <style:paragraph-properties fo:widows="2" fo:orphans="2" style:vertical-align="auto" style:line-height-at-least="0.1979in" fo:background-color="#282C34"/>
      <style:text-properties fo:hyphenate="true"/>
    </style:style>
    <style:style style:name="T10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01"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1002" style:parent-style-name="Normal" style:family="paragraph">
      <style:paragraph-properties fo:widows="2" fo:orphans="2" style:vertical-align="auto" style:line-height-at-least="0.1979in" fo:background-color="#282C34"/>
      <style:text-properties fo:hyphenate="true"/>
    </style:style>
    <style:style style:name="T100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04"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1005" style:parent-style-name="Normal" style:family="paragraph">
      <style:paragraph-properties fo:widows="2" fo:orphans="2" style:vertical-align="auto" style:line-height-at-least="0.1979in" fo:background-color="#282C34"/>
      <style:text-properties fo:hyphenate="true"/>
    </style:style>
    <style:style style:name="T10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07"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1008" style:parent-style-name="Normal" style:family="paragraph">
      <style:paragraph-properties fo:widows="2" fo:orphans="2" style:vertical-align="auto" style:line-height-at-least="0.1979in" fo:background-color="#282C34"/>
      <style:text-properties fo:hyphenate="true"/>
    </style:style>
    <style:style style:name="T100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1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1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1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1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1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1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16"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1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18" style:parent-style-name="Normal" style:family="paragraph">
      <style:paragraph-properties fo:widows="2" fo:orphans="2" style:vertical-align="auto" style:line-height-at-least="0.1979in" fo:background-color="#282C34"/>
      <style:text-properties fo:hyphenate="true"/>
    </style:style>
    <style:style style:name="T101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2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2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2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2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30" style:parent-style-name="Normal" style:family="paragraph">
      <style:paragraph-properties fo:widows="2" fo:orphans="2" style:vertical-align="auto" style:line-height-at-least="0.1979in" fo:background-color="#282C34"/>
      <style:text-properties fo:hyphenate="true"/>
    </style:style>
    <style:style style:name="T10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3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3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3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3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3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3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3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4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42"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043" style:parent-style-name="Normal" style:family="paragraph">
      <style:paragraph-properties fo:widows="2" fo:orphans="2" style:vertical-align="auto" style:line-height-at-least="0.1979in" fo:background-color="#282C34"/>
      <style:text-properties fo:hyphenate="true"/>
    </style:style>
    <style:style style:name="T104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5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51"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5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53"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105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5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5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57"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5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6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6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6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6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65" style:parent-style-name="Normal" style:family="paragraph">
      <style:paragraph-properties fo:widows="2" fo:orphans="2" style:vertical-align="auto" style:line-height-at-least="0.1979in" fo:background-color="#282C34"/>
      <style:text-properties fo:hyphenate="true"/>
    </style:style>
    <style:style style:name="T106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6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6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6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7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7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7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7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75"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107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7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7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79"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8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8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8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8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8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8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87"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088" style:parent-style-name="Normal" style:family="paragraph">
      <style:paragraph-properties fo:widows="2" fo:orphans="2" style:vertical-align="auto" style:line-height-at-least="0.1979in" fo:background-color="#282C34"/>
      <style:text-properties fo:hyphenate="true"/>
    </style:style>
    <style:style style:name="T10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9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9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9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94"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9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96" style:parent-style-name="Normal" style:family="paragraph">
      <style:paragraph-properties fo:widows="2" fo:orphans="2" style:vertical-align="auto" style:line-height-at-least="0.1979in" fo:background-color="#282C34"/>
      <style:text-properties fo:hyphenate="true"/>
    </style:style>
    <style:style style:name="T109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9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9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00" style:parent-style-name="Normal" style:family="paragraph">
      <style:paragraph-properties fo:widows="2" fo:orphans="2" style:vertical-align="auto" style:line-height-at-least="0.1979in" fo:background-color="#282C34"/>
      <style:text-properties fo:hyphenate="true"/>
    </style:style>
    <style:style style:name="T110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0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10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0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10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0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10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08" style:parent-style-name="Normal" style:family="paragraph">
      <style:paragraph-properties fo:widows="2" fo:orphans="2" style:vertical-align="auto" style:line-height-at-least="0.1979in" fo:background-color="#282C34"/>
      <style:text-properties fo:hyphenate="true"/>
    </style:style>
    <style:style style:name="T110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1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11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1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11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1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11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16" style:parent-style-name="Normal" style:family="paragraph">
      <style:paragraph-properties fo:widows="2" fo:orphans="2" style:vertical-align="auto" style:line-height-at-least="0.1979in" fo:background-color="#282C34"/>
      <style:text-properties fo:hyphenate="true"/>
    </style:style>
    <style:style style:name="T111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1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11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2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12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2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12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24"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125"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126"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12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2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2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5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60" style:parent-style-name="Normal" style:family="paragraph">
      <style:paragraph-properties fo:widows="2" fo:orphans="2" style:vertical-align="auto" fo:background-color="#FFFFFF"/>
      <style:text-properties fo:hyphenate="true"/>
    </style:style>
    <style:style style:name="T1161" style:parent-style-name="Policepardéfau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162" style:parent-style-name="Policepardéfaut" style:family="text">
      <style:text-properties style:font-name="Arial" style:font-name-complex="Arial" fo:color="#202122" fo:font-size="10.5pt" style:font-size-asian="10.5pt" style:font-size-complex="10.5pt" fo:background-color="#FFFFFF"/>
    </style:style>
    <style:style style:name="T1163" style:parent-style-name="Policepardéfau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164" style:parent-style-name="Policepardéfaut" style:family="text">
      <style:text-properties style:font-name="Arial" style:font-name-complex="Arial" fo:color="#202122" fo:font-size="10.5pt" style:font-size-asian="10.5pt" style:font-size-complex="10.5pt" fo:background-color="#FFFFFF"/>
    </style:style>
    <style:style style:name="T1165" style:parent-style-name="Policepardéfau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166" style:parent-style-name="Policepardéfaut" style:family="text">
      <style:text-properties style:font-name="Arial" style:font-name-complex="Arial" fo:color="#202122" fo:font-size="10.5pt" style:font-size-asian="10.5pt" style:font-size-complex="10.5pt" fo:background-color="#FFFFFF"/>
    </style:style>
    <style:style style:name="T1167" style:parent-style-name="Lienhypertexte" style:family="text">
      <style:text-properties style:font-name="Arial" style:font-name-complex="Arial" fo:color="#3366CC" fo:font-size="10.5pt" style:font-size-asian="10.5pt" style:font-size-complex="10.5pt" fo:background-color="#FFFFFF"/>
    </style:style>
    <style:style style:name="T1168" style:parent-style-name="Policepardéfaut" style:family="text">
      <style:text-properties style:font-name="Arial" style:font-name-complex="Arial" fo:color="#202122" fo:font-size="10.5pt" style:font-size-asian="10.5pt" style:font-size-complex="10.5pt" fo:background-color="#FFFFFF"/>
    </style:style>
    <style:style style:name="T1169" style:parent-style-name="Lienhypertexte" style:family="text">
      <style:text-properties style:font-name="Arial" style:font-name-complex="Arial" fo:color="#3366CC" fo:font-size="10.5pt" style:font-size-asian="10.5pt" style:font-size-complex="10.5pt" fo:background-color="#FFFFFF"/>
    </style:style>
    <style:style style:name="T1170" style:parent-style-name="Policepardéfaut" style:family="text">
      <style:text-properties style:font-name="Arial" style:font-name-complex="Arial" fo:color="#202122" fo:font-size="10.5pt" style:font-size-asian="10.5pt" style:font-size-complex="10.5pt" fo:background-color="#FFFFFF"/>
    </style:style>
    <style:style style:name="T1171" style:parent-style-name="Lienhypertexte" style:family="text">
      <style:text-properties style:font-name="Arial" style:font-name-complex="Arial" fo:color="#3366CC" style:text-position="super 63.1%" fo:font-size="9.5pt" style:font-size-asian="9.5pt" style:font-size-complex="9.5pt" fo:background-color="#FFFFFF"/>
    </style:style>
    <style:style style:name="T1172" style:parent-style-name="Policepardéfaut" style:family="text">
      <style:text-properties style:font-name="Arial" style:font-name-complex="Arial" fo:color="#202122" fo:font-size="10.5pt" style:font-size-asian="10.5pt" style:font-size-complex="10.5pt" fo:background-color="#FFFFFF"/>
    </style:style>
    <style:style style:name="P117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7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7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7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7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7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7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8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8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3" style:parent-style-name="Standard" style:family="paragraph">
      <style:paragraph-properties fo:margin-left="0.052in" fo:margin-right="0.052in">
        <style:tab-stops/>
      </style:paragraph-properties>
    </style:style>
    <style:style style:name="P1194" style:parent-style-name="Standard" style:family="paragraph">
      <style:paragraph-properties fo:margin-left="0.052in" fo:margin-right="0.052in">
        <style:tab-stops/>
      </style:paragraph-properties>
    </style:style>
    <style:style style:name="P1195" style:parent-style-name="Standard" style:family="paragraph">
      <style:paragraph-properties fo:margin-left="0.052in" fo:margin-right="0.052in">
        <style:tab-stops/>
      </style:paragraph-properties>
    </style:style>
    <style:style style:name="P1196" style:parent-style-name="Standard" style:family="paragraph">
      <style:paragraph-properties fo:margin-left="0.052in" fo:margin-right="0.052in">
        <style:tab-stops/>
      </style:paragraph-properties>
    </style:style>
  </office:automatic-styles>
  <office:body>
    <office:text text:use-soft-page-breaks="true">
      <text:p text:style-name="P1"><text:span text:style-name="T2"> </text:span><text:span text:style-name="T3">Tâche : décrire des sites intéressant dans votre veille de sécurité informatique pour prouver au jury que vous y êtes très sensible</text:span></text:p>
      <text:p text:style-name="Standard"/>
      <text:p text:style-name="Standard">Les sites web que j'utilise pour la veille informatique sont l'ANSSI (https://www.ssi.gouv.fr/), Agence nationale de la sécurité des systèmes d’information et CERT-FR: (https://www.cert.ssi.gouv.fr/), centre gouvernemental de veille, d’alerte et de réponse aux attaques informatiques, est un organisme français qui participe à la mission d'autorité nationale de défense des systèmes d’information.</text:p>
      <text:p text:style-name="Standard"/>
      <text:p text:style-name="Standard"/>
      <text:p text:style-name="P4"><text:span text:style-name="T5"> </text:span><text:span text:style-name="T6">Tâche : présenter brièvement votre site internet </text:span>:</text:p>
      <text:p text:style-name="P7">Notre site a pour vocation d’aider les parents à retrouver les doudous perdus de leurs enfants. Nous comprenons à quel point ces objets peuvent être précieux pour vos tout-petits, c'est pourquoi nous nous efforçons de vous proposer une large sélection de doudous pour répondre à tous les goûts et tous les besoins.</text:p>
      <text:p text:style-name="P8">Notre site propose des doudous neufs de marques reconnues ainsi que des doudous d'occasion soigneusement sélectionnés et nettoyés, pour permettre à chacun de trouver le doudou qui lui convient le mieux.</text:p>
      <text:p text:style-name="P9"/>
      <text:p text:style-name="P10"><text:span text:style-name="T11"> </text:span><text:span text:style-name="T12">Tâche : expliquer à quoi sert le role admin sur votre site</text:span></text:p>
      <text:p text:style-name="P13"/>
      <text:p text:style-name="P14">Le rôle d’admin sert à voir, ajouter, modifier et supprimer les produits.</text:p>
      <text:p text:style-name="P15"/>
      <text:p text:style-name="P16"><text:span text:style-name="T17"> </text:span><text:span text:style-name="T18">Tâche : expliquer le role user et ce qu'il peut faire sur votre site</text:span></text:p>
      <text:p text:style-name="P19"/>
      <text:p text:style-name="P20">Le rôle user permet de naviguer dans son compte client, pour ajouter, modifier ses infos personnelles , commander et payer.</text:p>
      <text:p text:style-name="P21">Ce rôle est indispensable pour l’achat.</text:p>
      <text:p text:style-name="P22"/>
      <text:p text:style-name="P23"><text:span text:style-name="T24"> </text:span><text:span text:style-name="T25">Tâche : donner quelques mots sur le marché, le domaine de l'activité et à votre avis, pourquoi il y a des concurrents sur ce marché</text:span></text:p>
      <text:p text:style-name="P26"/>
      <text:p text:style-name="P27">Le marché des doudous est un marché en croissance constante, les parents accordent une grande importance à la sécurité et au bien-être de leurs enfants. La demande pour des doudous neufs et d'occasion est en hausse en raison de la nostalgie associée à ces objets, ainsi que de la difficulté à trouver des remplacements pour les doudous perdus.</text:p>
      <text:p text:style-name="P28"/>
      <text:p text:style-name="P29">Le domaine de l'activité des doudous est très concurrentiel, avec de nombreux acteurs proposant des doudous neufs et d'occasion en ligne et en magasin. La concurrence est féroce car il y a une demande croissante pour ces produits, mais aussi en raison de la facilité avec laquelle de nouveaux acteurs peuvent entrer sur le marché grâce à l'e-commerce.</text:p>
      <text:p text:style-name="P30"/>
      <text:p text:style-name="P31">Les concurrents offrent souvent des doudous similaires à des prix compétitifs, et certains se démarquent en offrant des options de personnalisation ou en se concentrant sur des marques de doudous haut de gamme. Pour réussir sur ce marché, il est important de proposer des produits de haute qualité, de se différencier de la concurrence par des offres uniques, et d'offrir un excellent service client pour fidéliser les clients.</text:p>
      <text:p text:style-name="P32"/>
      <text:p text:style-name="P33"/>
      <text:p text:style-name="P34"/>
      <text:p text:style-name="P35"/>
      <text:p text:style-name="P36"><text:span text:style-name="T37"> </text:span><text:span text:style-name="T38">Tâche : décrire chacun de vos concurrents sur ce marché</text:span></text:p>
      <text:p text:style-name="P39"/>
      <text:p text:style-name="P40">Les grands magasins : Les grands magasins tels que, Carrefour, La Grande Récré, <text:s/>etc. proposent souvent des doudous neufs à des prix compétitifs en ligne et dans leurs magasins physiques.</text:p>
      <text:p text:style-name="P41"/>
      <text:p text:style-name="P42">Les boutiques spécialisées en ligne : Il existe de nombreuses boutiques en ligne spécialisées dans la vente de doudous neufs et d'occasion. Ces boutiques se concentrent généralement sur des marques spécifiques ou des types de doudous et offrent souvent une grande variété de choix.</text:p>
      <text:p text:style-name="P43"/>
      <text:p text:style-name="P44">Les vendeurs d'occasion en ligne : Des sites de vente d'occasion tels que eBay et Le Bon Coin sont également des concurrents sur le marché des doudous, car ils permettent aux parents de trouver des doudous d'occasion à des prix abordables.</text:p>
      <text:p text:style-name="P45"/>
      <text:p text:style-name="P46">Les boutiques de doudous haut de gamme : Certains détaillants se spécialisent dans la vente de doudous haut de gamme de marques prestigieuses. Ces boutiques peuvent proposer des options de personnalisation ou des éditions limitées pour attirer des clients.</text:p>
      <text:p text:style-name="P47"/>
      <text:p text:style-name="P48">Les vendeurs de doudous personnalisés : Les vendeurs de doudous personnalisés proposent des produits sur mesure pour les clients qui cherchent quelque chose de plus unique. Ils peuvent personnaliser des doudous avec des noms, des dates de naissance, ou des designs spécifiques.</text:p>
      <text:p text:style-name="P49"/>
      <text:p text:style-name="P50"><text:span text:style-name="T51"> Tâche : expliquer la population cible de votre site internet</text:span></text:p>
      <text:p text:style-name="P52"/>
      <text:p text:style-name="P53"><text:span text:style-name="T54">La population cible de votre site internet est constituée de parents, grands-parents, tuteurs légaux, amis ou toute personne cherchant un doudou neuf ou d'occasion pour un enfant. Les clients peuvent être à la recherche d'un doudou pour leur propre enfant, ou pour offrir en cadeau à un ami ou à un membre de leur famille.</text:span></text:p>
      <text:p text:style-name="P55"/>
      <text:p text:style-name="P56"><text:span text:style-name="T57"> </text:span><text:span text:style-name="T58">Tâche : expliquer une fonctionnalité important de votre site internet</text:span></text:p>
      <text:p text:style-name="P59"/>
      <text:p text:style-name="P60">Une fonctionnalité importante est la recherche de produits via la barre de recherche.</text:p>
      <text:p text:style-name="P61"/>
      <text:p text:style-name="P62"><text:span text:style-name="T63"> </text:span><text:span text:style-name="T64">Tâche : expliquer l'historique, la naissance de votre idée</text:span></text:p>
      <text:p text:style-name="P65"/>
      <text:p text:style-name="P66">Etant père d’une petite fille, lors de la perte de son doudou, elle ne voulait pas avoir d’autre doudous. Les boutiques habituelles n’en vendaient plus donc la recherche s’est porté sur les commerces en ligne, j’ai pu trouver le même doudou mais au prix double, c’est là que je me suis aperçu du potentiel de ce business.</text:p>
      <text:p text:style-name="P67"/>
      <text:p text:style-name="P68"><text:span text:style-name="T69"> </text:span><text:span text:style-name="T70">Tâche : expliquer le premier objectif du site</text:span></text:p>
      <text:p text:style-name="P71"><text:line-break/>Le 1<text:span text:style-name="T72">er</text:span><text:s/>objectif du site est de proposer à la vente des doudous et peluches neuf et occasion pour les parents .</text:p>
      <text:p text:style-name="P73"/>
      <text:p text:style-name="P74"/>
      <text:p text:style-name="P75"/>
      <text:soft-page-break/>
      <text:p text:style-name="P76"><text:span text:style-name="T77"> </text:span><text:span text:style-name="T78">Tâche : expliquer le 2nd objectif de votre site</text:span></text:p>
      <text:p text:style-name="P79"/>
      <text:p text:style-name="P80"/>
      <text:p text:style-name="P81"/>
      <text:p text:style-name="P82"><text:span text:style-name="T83"> </text:span><text:span text:style-name="T84">Tâche : expliquer le besoin que votre site comble et comment il le comble</text:span></text:p>
      <text:p text:style-name="P85"/>
      <text:p text:style-name="P86">Mon site internet comble le besoin émotionnel des parents et des enfants. Le doudou est souvent un objet de réconfort pour les enfants, qui les aide à se sentir en sécurité et à s'endormir. Perdre un doudou peut être une expérience traumatisante pour un enfant et stressante pour les parents, surtout s'il s'agit d'un doudou qu'ils ont depuis longtemps.</text:p>
      <text:p text:style-name="P87"/>
      <text:p text:style-name="P88">Ma boutique en ligne de doudous offre une solution à ce besoin en proposant des doudous identiques ou similaires à ceux qui ont été perdus, aidant ainsi les enfants à retrouver leur réconfort et leur sécurité. En fournissant une large sélection de doudous neufs et d'occasion, votre site permet également aux clients de trouver des doudous de remplacement à un prix abordable.</text:p>
      <text:p text:style-name="P89"/>
      <text:p text:style-name="P90">En résumé, votre site internet comble le besoin de trouver des doudous neufs et d'occasion pour les enfants, tout en offrant une solution émotionnelle aux parents et aux enfants qui ont perdu leur doudou préféré. Votre boutique en ligne offre un service efficace et pratique pour trouver et acheter des doudous de haute qualité, répondant ainsi aux besoins des clients de manière rapide et efficace.</text:p>
      <text:p text:style-name="P91"/>
      <text:p text:style-name="P92"/>
      <text:p text:style-name="P93"><text:span text:style-name="T94"> </text:span><text:span text:style-name="T95">Tâche : expliquer l'espace utilisateur de votre site</text:span></text:p>
      <text:p text:style-name="P96"/>
      <text:p text:style-name="P97">L’utilisateur à son espace dédié, il peut modifier des informations, son mot de passe et voir ses commandes passées et ses adresses.</text:p>
      <text:p text:style-name="P98"/>
      <text:p text:style-name="P99"> mettre une image représentant l'arborescence du site pour un visiteur non enregistré</text:p>
      <text:p text:style-name="P100"/>
      <text:p text:style-name="P101"/>
      <text:p text:style-name="P102"> mettre une image décrivant l'arborescence du site pour un administrateur</text:p>
      <text:p text:style-name="P103"/>
      <text:p text:style-name="P104"/>
      <text:p text:style-name="P105"> mettre une image décrivant l'arborescence du site pour un utilisateur enregistré autre qu'un admin</text:p>
      <text:p text:style-name="P106"/>
      <text:p text:style-name="P107"/>
      <text:p text:style-name="P108"> expliquer ce que vous avez fait pour maquetter vos pages</text:p>
      <text:p text:style-name="P109"/>
      <text:p text:style-name="P110"/>
      <text:p text:style-name="P111"> expliquer comment vous avez réalisé techniquement l'interface web et adaptable</text:p>
      <text:p text:style-name="P112"/>
      <text:p text:style-name="P113">J’ai réalisé l’interface avec bootstrap et je l’ai rendu adaptable grace <text:s/>celui-ci et aux media query.</text:p>
      <text:p text:style-name="P114"/>
      <text:p text:style-name="P115"> énumérer en donnant des explications les entités et les tables que vous stockez en base de données</text:p>
      <text:p text:style-name="P116"/>
      <text:p text:style-name="P117">Category : la table categorie des produits.</text:p>
      <text:p text:style-name="P118">Product : la table produit</text:p>
      <text:p text:style-name="P119">Photos : pour les photos des produits</text:p>
      <text:soft-page-break/>
      <text:p text:style-name="P120">User : la table des utilisateurs</text:p>
      <text:p text:style-name="P121">Order : la table pour créer les commandes.</text:p>
      <text:p text:style-name="P122">OrderItem : produit dans la commande</text:p>
      <text:p text:style-name="P123">Address : pour les adresses de livraison</text:p>
      <text:p text:style-name="P124">Payment : pour créer la transaction du paiement.</text:p>
      <text:p text:style-name="P125">Transporteur : pour choisir quel transporteur</text:p>
      <text:p text:style-name="P126">ResetPassword : pour créer un token qui s’expire.</text:p>
      <text:p text:style-name="P127"/>
      <text:p text:style-name="P128"/>
      <text:p text:style-name="P129"> mettre l'image de votre schéma MCD ou MPD (qui viendrait du concepteur de phpmyadmin)</text:p>
      <text:p text:style-name="P130"/>
      <text:p text:style-name="P131"/>
      <text:p text:style-name="P132"> décrire les couleurs que vous avez utilisées dans l'élaboration de votre site</text:p>
      <text:p text:style-name="P133"/>
      <text:p text:style-name="P134">Rose pastel : ambiance doux enfant maternelles</text:p>
      <text:p text:style-name="P135">Marron : couleur des ours en peluches</text:p>
      <text:p text:style-name="P136">Orange : qui fait penser au brique lego et chaise.</text:p>
      <text:p text:style-name="P137"/>
      <text:p text:style-name="P138"/>
      <text:p text:style-name="P139"> décrire la typographie utilisé sur votre site internet</text:p>
      <text:p text:style-name="P140"/>
      <text:p text:style-name="P141"/>
      <text:p text:style-name="P142"> décriver votre logo et les techniques que vous avez utilisées pour le créer</text:p>
      <text:p text:style-name="P143"> expliquer de manière générale la technologie utilisée dans le développement de votre site (sur quoi repose-t-il ?)</text:p>
      <text:p text:style-name="P144"/>
      <text:p text:style-name="P145"/>
      <text:p text:style-name="P146"> écrire quelques mots sur le langage HTML</text:p>
      <text:p text:style-name="P147"/>
      <text:p text:style-name="P148">Le langage HTML est un langage de balisage utilisé pour structurer le contenu d’une page web avec des sémantiques claires.</text:p>
      <text:p text:style-name="P149"/>
      <text:p text:style-name="P150"> écrire quelques mots sur le langage CSS</text:p>
      <text:p text:style-name="P151"/>
      <text:p text:style-name="P152">Le langage CSS est utilisé pour mettre en forme le contenu de la page web</text:p>
      <text:p text:style-name="P153">Il s’appuie sur des sélecteurs qui cibles les éléments HTML.</text:p>
      <text:p text:style-name="P154"/>
      <text:p text:style-name="P155"> écrire quelques mots sur le langages JS</text:p>
      <text:p text:style-name="P156"/>
      <text:p text:style-name="P157">Javascript est un langage de programmation utilisé pour le<text:s/>développement<text:s/>Web, il permet d’ajouter des fonctionnalités<text:s/>interactives<text:s/>et dynamiques.</text:p>
      <text:p text:style-name="P158"/>
      <text:p text:style-name="P159"> écrire quelques mots sur bootstrap</text:p>
      <text:p text:style-name="P160"/>
      <text:p text:style-name="P161">Bootstrap est une bibliothèque CSS et<text:s/>javascript.</text:p>
      <text:p text:style-name="P162">Il est populaire pour la conception et le développement rapide de sites web responsive format mobiles.</text:p>
      <text:p text:style-name="P163"/>
      <text:p text:style-name="P164"/>
      <text:p text:style-name="P165"> écrire quelques mots sur le langage PHP</text:p>
      <text:p text:style-name="P166"/>
      <text:soft-page-break/>
      <text:p text:style-name="P167">PHP est un langage de programmation coté serveur, il peut aussi etre utilisé en le combinant avec du HTML ce qui permet de faire un site dynamique.</text:p>
      <text:p text:style-name="P168">Il est très populaire et est facile d’utilisation.</text:p>
      <text:p text:style-name="P169"/>
      <text:p text:style-name="P170"> écrire quelques mots sur Symfony</text:p>
      <text:p text:style-name="P171"/>
      <text:p text:style-name="P172">Symfony est un framework de développement d’application web basé sur PHP.</text:p>
      <text:p text:style-name="P173">Il utilise une architecture dite MVC ( Modele, View, Controller )</text:p>
      <text:p text:style-name="P174">Il intègre beaucoup de composants prêt à l’emploi</text:p>
      <text:p text:style-name="P175">Il est très populaire de par sa rapidité de production et de sa grande communauté.</text:p>
      <text:p text:style-name="P176"/>
      <text:p text:style-name="P177"/>
      <text:p text:style-name="P178"/>
      <text:p text:style-name="P179"/>
      <text:p text:style-name="P180"> écrire quelques mots sur la technologie MySQL</text:p>
      <text:p text:style-name="P181"/>
      <text:p text:style-name="P182">MySql est un système de base de données<text:s/>relationnelles (SGBDR).</text:p>
      <text:p text:style-name="P183"/>
      <text:p text:style-name="P184"/>
      <text:p text:style-name="P185"> écrire quelques mots sur phpmyadmin</text:p>
      <text:p text:style-name="P186"/>
      <text:p text:style-name="P187">C’est un logiciel qui offre une interface graphique pour gérer et administrer des bases de données.</text:p>
      <text:p text:style-name="P188"/>
      <text:p text:style-name="P189"/>
      <text:p text:style-name="P190"/>
      <text:p text:style-name="P191"> écrire quelques mots sur vscode</text:p>
      <text:p text:style-name="P192"/>
      <text:p text:style-name="P193">C’est un éditeur de code open source qui prend en charge plusieurs langages de programmation, il est très puissant car il peut intégré des extensions pour aider le développeur à mieux travailler et être plus productif.</text:p>
      <text:p text:style-name="P194"/>
      <text:p text:style-name="P195"/>
      <text:p text:style-name="P196"> expliquer à quoi sert la partie frontend et la partie backend de votre site ?</text:p>
      <text:p text:style-name="P197"/>
      <text:p text:style-name="P198">La partie front-end sert à afficher les composants et éléments pour notre site.</text:p>
      <text:p text:style-name="P199">La partie back-end sert dynamiser le site avec les données dans la base de données et traiter les informations que rentre le client.</text:p>
      <text:p text:style-name="P200"/>
      <text:p text:style-name="P201"> expliquer comment vous avez développé la partie dynamique de votre site</text:p>
      <text:p text:style-name="P202"/>
      <text:p text:style-name="P203"><text:span text:style-name="T204">J’ai développer en faisant des boucles sur un composant de type carousel ou afficher les produits avec leur photos, de sorte que même en supprimant ou rajoutant du contenu cela va rien changer au code</text:span><text:span text:style-name="T205">.</text:span></text:p>
      <text:p text:style-name="P206"/>
      <text:p text:style-name="P207"> expliquer ce que vous avez mis en place pour gérer du contenu sur votre site</text:p>
      <text:p text:style-name="P208"/>
      <text:p text:style-name="P209">J’ai mis en place un CRUD dans la partie /admin que seul les roles ADMIN peuvent acceder</text:p>
      <text:p text:style-name="P210"/>
      <text:p text:style-name="P211">Un CRUD pour presque chaque entité<text:s/>qui permet de modifier, ajouter, lire et supprimer.</text:p>
      <text:p text:style-name="P212"/>
      <text:soft-page-break/>
      <text:p text:style-name="P213"> expliquer votre méthodologie pour la création de la base de données</text:p>
      <text:p text:style-name="P214"/>
      <text:p text:style-name="P215"/>
      <text:p text:style-name="P216"> expliquer comment vous avez mis en place et utilisé les composants d'accès aux données</text:p>
      <text:p text:style-name="P217"/>
      <text:p text:style-name="P218"/>
      <text:p text:style-name="P219"/>
      <text:p text:style-name="P220"> expliquer votre méthode dans le développement de la partie backend de votre site</text:p>
      <text:p text:style-name="P221"/>
      <text:p text:style-name="P222"/>
      <text:p text:style-name="P223"> expliquer comment vous avez élaboré la partie backend pour gérer du contenu sur votre site</text:p>
      <text:p text:style-name="P224"/>
      <text:p text:style-name="P225"/>
      <text:p text:style-name="P226"> expliquer en quoi consiste le dossier public de Symfony</text:p>
      <text:p text:style-name="P227"/>
      <text:p text:style-name="P228"/>
      <text:p text:style-name="P229"> décrire le contenu du dossier src de votre projet Symfony</text:p>
      <text:p text:style-name="P230"/>
      <text:p text:style-name="P231"/>
      <text:p text:style-name="P232"> décrire le contenu du dossier templates de votre projet Symfony</text:p>
      <text:p text:style-name="P233"/>
      <text:p text:style-name="P234"/>
      <text:p text:style-name="P235"> décrire une situation de travail ayant nécessité une longue recherche car vous étiez bloqué(e) sur un problème</text:p>
      <text:p text:style-name="P236"/>
      <text:p text:style-name="P237"/>
      <text:p text:style-name="P238"> écrire un extrait en anglais des résultats de recherche qui vous a permis de résoudre un problème sur lequel vous étiez bloqué(e)</text:p>
      <text:p text:style-name="P239"/>
      <text:p text:style-name="P240"/>
      <text:p text:style-name="P241"> écrire la traduction en francais de l'extrait en anglais en faisant bien attention aux fautes d'orthographe</text:p>
      <text:p text:style-name="P242"/>
      <text:p text:style-name="P243"/>
      <text:p text:style-name="P244"> expliquer en quoi consiste les tests utilisateurs et comment ils ont été menés pour votre site internet</text:p>
      <text:p text:style-name="P245"/>
      <text:p text:style-name="P246"/>
      <text:p text:style-name="P247"> expliquer comment vous avez pu vérifier que les données enregistrées en bdd sont bien bonnes et que l'intégrité y est assurée</text:p>
      <text:p text:style-name="P248"/>
      <text:p text:style-name="P249"/>
      <text:p text:style-name="P250"> expliquer les tests que vous avez mené concernant les injections sur votre site et le résultat conforme à la sécurité</text:p>
      <text:p text:style-name="P251"/>
      <text:p text:style-name="P252"/>
      <text:p text:style-name="P253"> expliquer comment vous avez testé que votre site est bien responsive</text:p>
      <text:p text:style-name="P254"/>
      <text:p text:style-name="P255"/>
      <text:p text:style-name="P256"> attacher une capture de la page d'accueil</text:p>
      <text:p text:style-name="P257"/>
      <text:p text:style-name="P258"/>
      <text:p text:style-name="P259"> attacher une capture de la page de connexion</text:p>
      <text:p text:style-name="P260"/>
      <text:p text:style-name="P261"/>
      <text:p text:style-name="P262"> attacher une capture d'écran de votre site sur smartphone</text:p>
      <text:p text:style-name="P263"/>
      <text:p text:style-name="P264"/>
      <text:p text:style-name="P265"> Attacher<text:s/>une copie d'écran de vscode présentant un code intéressant d'une partie frontend en TWIG</text:p>
      <text:p text:style-name="P266"/>
      <text:p text:style-name="P267"><text:span text:style-name="T268">&lt;</text:span><text:span text:style-name="T269">div</text:span><text:span text:style-name="T270"><text:s/></text:span><text:span text:style-name="T271">class</text:span><text:span text:style-name="T272">=</text:span><text:span text:style-name="T273">"row"</text:span><text:span text:style-name="T274">&gt;</text:span></text:p>
      <text:p text:style-name="P275"><text:span text:style-name="T276">                     {%<text:s/></text:span><text:span text:style-name="T277">set</text:span><text:span text:style-name="T278"><text:s/></text:span><text:span text:style-name="T279">randomIndexes</text:span><text:span text:style-name="T280"><text:s/></text:span><text:span text:style-name="T281">=</text:span><text:span text:style-name="T282"><text:s/></text:span><text:span text:style-name="T283">peluchesPhotos</text:span><text:span text:style-name="T284">|</text:span><text:span text:style-name="T285">keys</text:span><text:span text:style-name="T286">|</text:span><text:span text:style-name="T287">sort</text:span><text:span text:style-name="T288">|</text:span><text:span text:style-name="T289">slice</text:span><text:span text:style-name="T290">(</text:span><text:span text:style-name="T291">0</text:span><text:span text:style-name="T292">,<text:s/></text:span><text:span text:style-name="T293">3</text:span><text:span text:style-name="T294">) %}</text:span></text:p>
      <text:p text:style-name="P295"><text:span text:style-name="T296">                     {%<text:s/></text:span><text:span text:style-name="T297">for</text:span><text:span text:style-name="T298"><text:s/></text:span><text:span text:style-name="T299">index</text:span><text:span text:style-name="T300"><text:s/></text:span><text:span text:style-name="T301">in</text:span><text:span text:style-name="T302"><text:s/></text:span><text:span text:style-name="T303">randomIndexes</text:span><text:span text:style-name="T304"><text:s/>%}</text:span></text:p>
      <text:p text:style-name="P305"><text:span text:style-name="T306">                        &lt;</text:span><text:span text:style-name="T307">div</text:span><text:span text:style-name="T308"><text:s/></text:span><text:span text:style-name="T309">class</text:span><text:span text:style-name="T310">=</text:span><text:span text:style-name="T311">"col-lg-4 col-sm-4"</text:span><text:span text:style-name="T312">&gt;</text:span></text:p>
      <text:p text:style-name="P313"><text:span text:style-name="T314">                           &lt;</text:span><text:span text:style-name="T315">div</text:span><text:span text:style-name="T316"><text:s/></text:span><text:span text:style-name="T317">class</text:span><text:span text:style-name="T318">=</text:span><text:span text:style-name="T319">"card-index box_main"</text:span><text:span text:style-name="T320">&gt;</text:span></text:p>
      <text:p text:style-name="P321"><text:span text:style-name="T322">                              &lt;</text:span><text:span text:style-name="T323">h4</text:span><text:span text:style-name="T324"><text:s/></text:span><text:span text:style-name="T325">class</text:span><text:span text:style-name="T326">=</text:span><text:span text:style-name="T327">"shirt_text"</text:span><text:span text:style-name="T328">&gt;{{<text:s/></text:span><text:span text:style-name="T329">peluchesPhotos</text:span><text:span text:style-name="T330">[</text:span><text:span text:style-name="T331">index</text:span><text:span text:style-name="T332">].product.</text:span><text:span text:style-name="T333">name</text:span><text:span text:style-name="T334"><text:s/>}}&lt;/</text:span><text:span text:style-name="T335">h4</text:span><text:span text:style-name="T336">&gt;</text:span></text:p>
      <text:p text:style-name="P337"><text:span text:style-name="T338">                              &lt;</text:span><text:span text:style-name="T339">p</text:span><text:span text:style-name="T340"><text:s/></text:span><text:span text:style-name="T341">class</text:span><text:span text:style-name="T342">=</text:span><text:span text:style-name="T343">"price_text"</text:span><text:span text:style-name="T344">&gt;Prix &lt;</text:span><text:span text:style-name="T345">span</text:span><text:span text:style-name="T346"><text:s/></text:span><text:span text:style-name="T347">style</text:span><text:span text:style-name="T348">=</text:span><text:span text:style-name="T349">"color: #262626;"</text:span><text:span text:style-name="T350">&gt;€ {{<text:s/></text:span><text:span text:style-name="T351">peluchesPhotos</text:span><text:span text:style-name="T352">[</text:span><text:span text:style-name="T353">index</text:span><text:span text:style-name="T354">].product.</text:span><text:span text:style-name="T355">price</text:span><text:span text:style-name="T356"><text:s/>}}&lt;/</text:span><text:span text:style-name="T357">span</text:span><text:span text:style-name="T358">&gt;&lt;/</text:span><text:span text:style-name="T359">p</text:span><text:span text:style-name="T360">&gt;</text:span></text:p>
      <text:p text:style-name="P361"><text:span text:style-name="T362">                              &lt;</text:span><text:span text:style-name="T363">div</text:span><text:span text:style-name="T364"><text:s/></text:span><text:span text:style-name="T365">class</text:span><text:span text:style-name="T366">=</text:span><text:span text:style-name="T367">"tshirt_img"</text:span><text:span text:style-name="T368">&gt;&lt;</text:span><text:span text:style-name="T369">img</text:span><text:span text:style-name="T370"><text:s/></text:span><text:span text:style-name="T371">class</text:span><text:span text:style-name="T372">=</text:span><text:span text:style-name="T373">"img-fluid"</text:span><text:span text:style-name="T374"><text:s/></text:span><text:span text:style-name="T375">src</text:span><text:span text:style-name="T376">=</text:span><text:span text:style-name="T377">"images/photos/{{</text:span><text:span text:style-name="T378"><text:s/></text:span><text:span text:style-name="T379">peluchesPhotos</text:span><text:span text:style-name="T380">[</text:span><text:span text:style-name="T381">index</text:span><text:span text:style-name="T382">]</text:span><text:span text:style-name="T383">.imageName<text:s/></text:span><text:span text:style-name="T384">}}"</text:span><text:span text:style-name="T385"><text:s/></text:span><text:span text:style-name="T386">alt</text:span><text:span text:style-name="T387">=</text:span><text:span text:style-name="T388">"{{</text:span><text:span text:style-name="T389"><text:s/></text:span><text:span text:style-name="T390">peluchesPhotos</text:span><text:span text:style-name="T391">[</text:span><text:span text:style-name="T392">index</text:span><text:span text:style-name="T393">]</text:span><text:span text:style-name="T394">.product</text:span><text:span text:style-name="T395">.</text:span><text:span text:style-name="T396">name</text:span><text:span text:style-name="T397"><text:s/></text:span><text:span text:style-name="T398">}}"</text:span><text:span text:style-name="T399"><text:s/></text:span><text:span text:style-name="T400">style</text:span><text:span text:style-name="T401">=</text:span><text:span text:style-name="T402">"max-height: 260px"</text:span><text:span text:style-name="T403">&gt;&lt;/</text:span><text:span text:style-name="T404">div</text:span><text:span text:style-name="T405">&gt;</text:span></text:p>
      <text:p text:style-name="P406"><text:span text:style-name="T407">                             <text:s/></text:span><text:span text:style-name="T408">{# message de notification #}</text:span></text:p>
      <text:p text:style-name="P409"><text:span text:style-name="T410">                              &lt;</text:span><text:span text:style-name="T411">div</text:span><text:span text:style-name="T412"><text:s/></text:span><text:span text:style-name="T413">id</text:span><text:span text:style-name="T414">=</text:span><text:span text:style-name="T415">"notification"</text:span><text:span text:style-name="T416"><text:s/></text:span><text:span text:style-name="T417">class</text:span><text:span text:style-name="T418">=</text:span><text:span text:style-name="T419">"alert alert-success "</text:span><text:span text:style-name="T420"><text:s/></text:span><text:span text:style-name="T421">role</text:span><text:span text:style-name="T422">=</text:span><text:span text:style-name="T423">"alert"</text:span><text:span text:style-name="T424"><text:s/></text:span><text:span text:style-name="T425">style</text:span><text:span text:style-name="T426">=</text:span><text:span text:style-name="T427">"display:none;"</text:span><text:span text:style-name="T428">&gt;</text:span></text:p>
      <text:p text:style-name="P429">                                 Produit ajouté au panier</text:p>
      <text:p text:style-name="P430"><text:span text:style-name="T431">                              &lt;/</text:span><text:span text:style-name="T432">div</text:span><text:span text:style-name="T433">&gt;</text:span></text:p>
      <text:p text:style-name="P434">                     </text:p>
      <text:p text:style-name="P435"><text:span text:style-name="T436">                              &lt;</text:span><text:span text:style-name="T437">div</text:span><text:span text:style-name="T438"><text:s/></text:span><text:span text:style-name="T439">class</text:span><text:span text:style-name="T440">=</text:span><text:span text:style-name="T441">"btn_main"</text:span><text:span text:style-name="T442">&gt;</text:span></text:p>
      <text:p text:style-name="P443"><text:span text:style-name="T444">                                 &lt;</text:span><text:span text:style-name="T445">div</text:span><text:span text:style-name="T446"><text:s/></text:span><text:span text:style-name="T447">class</text:span><text:span text:style-name="T448">=</text:span><text:span text:style-name="T449">"buy_bt"</text:span><text:span text:style-name="T450">&gt;</text:span></text:p>
      <text:p text:style-name="P451"><text:span text:style-name="T452">                                    &lt;</text:span><text:span text:style-name="T453">a</text:span><text:span text:style-name="T454"><text:s/></text:span><text:span text:style-name="T455">class</text:span><text:span text:style-name="T456">=</text:span><text:span text:style-name="T457">"add-to-cart"</text:span><text:span text:style-name="T458"><text:s/></text:span><text:span text:style-name="T459">id</text:span><text:span text:style-name="T460">=</text:span><text:span text:style-name="T461">"add"</text:span><text:span text:style-name="T462"><text:s/></text:span><text:span text:style-name="T463">href</text:span><text:span text:style-name="T464">=</text:span><text:span text:style-name="T465">""</text:span><text:span text:style-name="T466"><text:s/></text:span><text:span text:style-name="T467">data-id</text:span><text:span text:style-name="T468">=</text:span><text:span text:style-name="T469">"{{</text:span><text:span text:style-name="T470"><text:s/></text:span><text:span text:style-name="T471">peluchesPhotos</text:span><text:span text:style-name="T472">[</text:span><text:span text:style-name="T473">index</text:span><text:span text:style-name="T474">]</text:span><text:span text:style-name="T475">.product</text:span><text:span text:style-name="T476">.</text:span><text:span text:style-name="T477">id</text:span><text:span text:style-name="T478"><text:s/></text:span><text:span text:style-name="T479">}}"</text:span><text:span text:style-name="T480">&gt;Ajouter au panier&lt;/</text:span><text:span text:style-name="T481">a</text:span><text:span text:style-name="T482">&gt;</text:span></text:p>
      <text:p text:style-name="P483"><text:span text:style-name="T484">                                 &lt;/</text:span><text:span text:style-name="T485">div</text:span><text:span text:style-name="T486">&gt;</text:span></text:p>
      <text:p text:style-name="P487"><text:span text:style-name="T488">                                 &lt;</text:span><text:span text:style-name="T489">div</text:span><text:span text:style-name="T490"><text:s/></text:span><text:span text:style-name="T491">class</text:span><text:span text:style-name="T492">=</text:span><text:span text:style-name="T493">"seemore_bt"</text:span><text:span text:style-name="T494">&gt;</text:span></text:p>
      <text:p text:style-name="P495"><text:span text:style-name="T496">                                    &lt;</text:span><text:span text:style-name="T497">a</text:span><text:span text:style-name="T498"><text:s/></text:span><text:span text:style-name="T499">href</text:span><text:span text:style-name="T500">=</text:span><text:span text:style-name="T501">"{{</text:span><text:span text:style-name="T502"><text:s/>path(</text:span><text:span text:style-name="T503">"app_product"</text:span><text:span text:style-name="T504">,<text:s/></text:span><text:span text:style-name="T505">{</text:span><text:span text:style-name="T506">id</text:span><text:span text:style-name="T507">:</text:span><text:span text:style-name="T508"><text:s/></text:span><text:span text:style-name="T509">peluchesPhotos</text:span><text:span text:style-name="T510">[</text:span><text:span text:style-name="T511">index</text:span><text:span text:style-name="T512">]</text:span><text:span text:style-name="T513">.product</text:span><text:span text:style-name="T514">.</text:span><text:span text:style-name="T515">id</text:span><text:span text:style-name="T516">}</text:span><text:span text:style-name="T517">)<text:s/></text:span><text:span text:style-name="T518">}}"</text:span><text:span text:style-name="T519">&gt;Voir plus&lt;/</text:span><text:span text:style-name="T520">a</text:span><text:span text:style-name="T521">&gt;</text:span></text:p>
      <text:p text:style-name="P522"><text:span text:style-name="T523">                                 &lt;/</text:span><text:span text:style-name="T524">div</text:span><text:span text:style-name="T525">&gt;</text:span></text:p>
      <text:p text:style-name="P526"><text:span text:style-name="T527">                              &lt;/</text:span><text:span text:style-name="T528">div</text:span><text:span text:style-name="T529">&gt;</text:span></text:p>
      <text:p text:style-name="P530"><text:span text:style-name="T531">                           &lt;/</text:span><text:span text:style-name="T532">div</text:span><text:span text:style-name="T533">&gt;</text:span></text:p>
      <text:p text:style-name="P534"><text:span text:style-name="T535">                        &lt;/</text:span><text:span text:style-name="T536">div</text:span><text:span text:style-name="T537">&gt;</text:span></text:p>
      <text:p text:style-name="P538"><text:span text:style-name="T539">                     {%<text:s/></text:span><text:span text:style-name="T540">endfor</text:span><text:span text:style-name="T541"><text:s/>%}</text:span></text:p>
      <text:p text:style-name="P542"><text:span text:style-name="T543">                     &lt;/</text:span><text:span text:style-name="T544">div</text:span><text:span text:style-name="T545">&gt;</text:span></text:p>
      <text:p text:style-name="P546"/>
      <text:p text:style-name="P547"/>
      <text:p text:style-name="P548"> Expliquer<text:s/>le code frontend que vous avez choisi</text:p>
      <text:p text:style-name="P549"/>
      <text:p text:style-name="P550">C’est un code qui va choisir les 3<text:s/>photos<text:s/>à partir de l’index 0 et<text:s/>l’intégrer dans un carrousel de 3 images.<text:s/>C’est un carrousel de 3 images qui va boucler 3 fois , bien sur les 2 autres fois<text:s/></text:p>
      <text:p text:style-name="P551">Seront :</text:p>
      <text:soft-page-break/>
      <text:p text:style-name="P552"><text:span text:style-name="T553">{%<text:s/></text:span><text:span text:style-name="T554">set</text:span><text:span text:style-name="T555"><text:s/></text:span><text:span text:style-name="T556">randomIndexes</text:span><text:span text:style-name="T557"><text:s/></text:span><text:span text:style-name="T558">=</text:span><text:span text:style-name="T559"><text:s/></text:span><text:span text:style-name="T560">doudousPhotos</text:span><text:span text:style-name="T561">|</text:span><text:span text:style-name="T562">keys</text:span><text:span text:style-name="T563">|</text:span><text:span text:style-name="T564">sort</text:span><text:span text:style-name="T565">|</text:span><text:span text:style-name="T566">slice</text:span><text:span text:style-name="T567">(</text:span><text:span text:style-name="T568">15</text:span><text:span text:style-name="T569">,<text:s/></text:span><text:span text:style-name="T570">3</text:span><text:span text:style-name="T571">) %}</text:span></text:p>
      <text:p text:style-name="P572"><text:span text:style-name="T573">{%<text:s/></text:span><text:span text:style-name="T574">set</text:span><text:span text:style-name="T575"><text:s/></text:span><text:span text:style-name="T576">randomIndexes</text:span><text:span text:style-name="T577"><text:s/></text:span><text:span text:style-name="T578">=</text:span><text:span text:style-name="T579"><text:s/></text:span><text:span text:style-name="T580">doudousPhotos</text:span><text:span text:style-name="T581">|</text:span><text:span text:style-name="T582">keys</text:span><text:span text:style-name="T583">|</text:span><text:span text:style-name="T584">sort</text:span><text:span text:style-name="T585">|</text:span><text:span text:style-name="T586">slice</text:span><text:span text:style-name="T587">(</text:span><text:span text:style-name="T588">10</text:span><text:span text:style-name="T589">,<text:s/></text:span><text:span text:style-name="T590">3</text:span><text:span text:style-name="T591">) %}</text:span></text:p>
      <text:p text:style-name="P592"/>
      <text:p text:style-name="P593"/>
      <text:p text:style-name="P594"/>
      <text:p text:style-name="P595"/>
      <text:p text:style-name="P596"> Attacher<text:s/>une capture de vscode présentant un code backend intéressant</text:p>
      <text:p text:style-name="P597"><text:span text:style-name="T598">/**</text:span></text:p>
      <text:p text:style-name="P599"><text:span text:style-name="T600">   * @Route("/profile/commande/success", name="app_commande_sucess")</text:span></text:p>
      <text:p text:style-name="P601"><text:span text:style-name="T602">   */</text:span></text:p>
      <text:p text:style-name="P603"><text:span text:style-name="T604"> <text:s/></text:span><text:span text:style-name="T605">public</text:span><text:span text:style-name="T606"><text:s/></text:span><text:span text:style-name="T607">function</text:span><text:span text:style-name="T608"><text:s/></text:span><text:span text:style-name="T609">success</text:span><text:span text:style-name="T610">(</text:span></text:p>
      <text:p text:style-name="P611"><text:span text:style-name="T612">   <text:s/></text:span><text:span text:style-name="T613">RequestStack</text:span><text:span text:style-name="T614"><text:s/></text:span><text:span text:style-name="T615">$session</text:span><text:span text:style-name="T616">,</text:span></text:p>
      <text:p text:style-name="P617"><text:span text:style-name="T618">   <text:s/></text:span><text:span text:style-name="T619">ProductRepository</text:span><text:span text:style-name="T620"><text:s/></text:span><text:span text:style-name="T621">$productRepository</text:span><text:span text:style-name="T622">,</text:span></text:p>
      <text:p text:style-name="P623"><text:span text:style-name="T624">   <text:s/></text:span><text:span text:style-name="T625">CartService</text:span><text:span text:style-name="T626"><text:s/></text:span><text:span text:style-name="T627">$cartService</text:span><text:span text:style-name="T628">,</text:span></text:p>
      <text:p text:style-name="P629"><text:span text:style-name="T630">   <text:s/></text:span><text:span text:style-name="T631">EntityManagerInterface</text:span><text:span text:style-name="T632"><text:s/></text:span><text:span text:style-name="T633">$em</text:span></text:p>
      <text:p text:style-name="P634"><text:span text:style-name="T635">  )</text:span><text:span text:style-name="T636">:</text:span><text:span text:style-name="T637"><text:s/></text:span><text:span text:style-name="T638">Response</text:span></text:p>
      <text:p text:style-name="P639">  {</text:p>
      <text:p text:style-name="P640"><text:span text:style-name="T641">   <text:s/></text:span><text:span text:style-name="T642">$panier</text:span><text:span text:style-name="T643"><text:s/></text:span><text:span text:style-name="T644">=</text:span><text:span text:style-name="T645"><text:s/></text:span><text:span text:style-name="T646">$session</text:span><text:span text:style-name="T647">-&gt;</text:span><text:span text:style-name="T648">getSession</text:span><text:span text:style-name="T649">()</text:span><text:span text:style-name="T650">-&gt;</text:span><text:span text:style-name="T651">get</text:span><text:span text:style-name="T652">(</text:span><text:span text:style-name="T653">"panier"</text:span><text:span text:style-name="T654">);</text:span></text:p>
      <text:p text:style-name="P655"><text:span text:style-name="T656">   <text:s/></text:span><text:span text:style-name="T657">$adresseDelivery</text:span><text:span text:style-name="T658"><text:s/></text:span><text:span text:style-name="T659">=</text:span><text:span text:style-name="T660"><text:s/></text:span><text:span text:style-name="T661">$session</text:span><text:span text:style-name="T662">-&gt;</text:span><text:span text:style-name="T663">getSession</text:span><text:span text:style-name="T664">()</text:span><text:span text:style-name="T665">-&gt;</text:span><text:span text:style-name="T666">get</text:span><text:span text:style-name="T667">(</text:span><text:span text:style-name="T668">"adresseDelivery"</text:span><text:span text:style-name="T669">);</text:span></text:p>
      <text:p text:style-name="P670"><text:span text:style-name="T671">   <text:s/></text:span><text:span text:style-name="T672">$transporteur</text:span><text:span text:style-name="T673"><text:s/></text:span><text:span text:style-name="T674">=</text:span><text:span text:style-name="T675"><text:s/></text:span><text:span text:style-name="T676">$session</text:span><text:span text:style-name="T677">-&gt;</text:span><text:span text:style-name="T678">getSession</text:span><text:span text:style-name="T679">()</text:span><text:span text:style-name="T680">-&gt;</text:span><text:span text:style-name="T681">get</text:span><text:span text:style-name="T682">(</text:span><text:span text:style-name="T683">'transporteur'</text:span><text:span text:style-name="T684">);</text:span></text:p>
      <text:p text:style-name="P685"/>
      <text:p text:style-name="P686"><text:span text:style-name="T687">   <text:s/></text:span><text:span text:style-name="T688">// création d'un objet order</text:span></text:p>
      <text:p text:style-name="P689"><text:span text:style-name="T690">   <text:s/></text:span><text:span text:style-name="T691">$order</text:span><text:span text:style-name="T692"><text:s/></text:span><text:span text:style-name="T693">=</text:span><text:span text:style-name="T694"><text:s/></text:span><text:span text:style-name="T695">new</text:span><text:span text:style-name="T696"><text:s/></text:span><text:span text:style-name="T697">Order</text:span><text:span text:style-name="T698">();</text:span></text:p>
      <text:p text:style-name="P699"><text:span text:style-name="T700">   <text:s/></text:span><text:span text:style-name="T701">$order</text:span><text:span text:style-name="T702">-&gt;</text:span><text:span text:style-name="T703">setUserId</text:span><text:span text:style-name="T704">(</text:span><text:span text:style-name="T705">$this</text:span><text:span text:style-name="T706">-&gt;</text:span><text:span text:style-name="T707">getUser</text:span><text:span text:style-name="T708">());</text:span></text:p>
      <text:p text:style-name="P709"><text:span text:style-name="T710">   <text:s/></text:span><text:span text:style-name="T711">$order</text:span><text:span text:style-name="T712">-&gt;</text:span><text:span text:style-name="T713">setStatus</text:span><text:span text:style-name="T714">(</text:span><text:span text:style-name="T715">'En attente'</text:span><text:span text:style-name="T716">);<text:s/></text:span><text:span text:style-name="T717">// Set the initial status of the order</text:span></text:p>
      <text:p text:style-name="P718"><text:span text:style-name="T719">   <text:s/></text:span><text:span text:style-name="T720">$order</text:span><text:span text:style-name="T721">-&gt;</text:span><text:span text:style-name="T722">setCreatedAt</text:span><text:span text:style-name="T723">(</text:span><text:span text:style-name="T724">new</text:span><text:span text:style-name="T725"><text:s/></text:span><text:span text:style-name="T726">\DateTimeImmutable</text:span><text:span text:style-name="T727">());</text:span></text:p>
      <text:p text:style-name="P728"><text:span text:style-name="T729">   <text:s/></text:span><text:span text:style-name="T730">$order</text:span><text:span text:style-name="T731">-&gt;</text:span><text:span text:style-name="T732">setDeliveryPrice</text:span><text:span text:style-name="T733">(</text:span><text:span text:style-name="T734">$transporteur</text:span><text:span text:style-name="T735">);</text:span></text:p>
      <text:p text:style-name="P736"><text:span text:style-name="T737">   <text:s/></text:span><text:span text:style-name="T738">$order</text:span><text:span text:style-name="T739">-&gt;</text:span><text:span text:style-name="T740">setDeliveryAddress</text:span><text:span text:style-name="T741">(</text:span><text:span text:style-name="T742">$adresseDelivery</text:span><text:span text:style-name="T743">);</text:span></text:p>
      <text:p text:style-name="P744"/>
      <text:p text:style-name="P745"><text:span text:style-name="T746">   <text:s/></text:span><text:span text:style-name="T747">foreach</text:span><text:span text:style-name="T748"><text:s/>(</text:span><text:span text:style-name="T749">$panier</text:span><text:span text:style-name="T750"><text:s/></text:span><text:span text:style-name="T751">as</text:span><text:span text:style-name="T752"><text:s/></text:span><text:span text:style-name="T753">$key</text:span><text:span text:style-name="T754"><text:s/></text:span><text:span text:style-name="T755">=&gt;</text:span><text:span text:style-name="T756"><text:s/></text:span><text:span text:style-name="T757">$quantity</text:span><text:span text:style-name="T758">)</text:span></text:p>
      <text:p text:style-name="P759">    {</text:p>
      <text:p text:style-name="P760"><text:span text:style-name="T761">     <text:s/></text:span><text:span text:style-name="T762">$product</text:span><text:span text:style-name="T763"><text:s/></text:span><text:span text:style-name="T764">=</text:span><text:span text:style-name="T765"><text:s/></text:span><text:span text:style-name="T766">$productRepository</text:span><text:span text:style-name="T767">-&gt;</text:span><text:span text:style-name="T768">find</text:span><text:span text:style-name="T769">(</text:span><text:span text:style-name="T770">$key</text:span><text:span text:style-name="T771">);</text:span></text:p>
      <text:p text:style-name="P772"/>
      <text:p text:style-name="P773"><text:span text:style-name="T774">     <text:s/></text:span><text:span text:style-name="T775">// Create a new OrderItem entity for each item</text:span></text:p>
      <text:p text:style-name="P776"><text:span text:style-name="T777">     <text:s/></text:span><text:span text:style-name="T778">$orderItem</text:span><text:span text:style-name="T779"><text:s/></text:span><text:span text:style-name="T780">=</text:span><text:span text:style-name="T781"><text:s/></text:span><text:span text:style-name="T782">new</text:span><text:span text:style-name="T783"><text:s/></text:span><text:span text:style-name="T784">OrderItem</text:span><text:span text:style-name="T785">();</text:span></text:p>
      <text:p text:style-name="P786"><text:span text:style-name="T787">     <text:s/></text:span><text:span text:style-name="T788">$orderItem</text:span><text:span text:style-name="T789">-&gt;</text:span><text:span text:style-name="T790">setOrderId</text:span><text:span text:style-name="T791">(</text:span><text:span text:style-name="T792">$order</text:span><text:span text:style-name="T793">);</text:span></text:p>
      <text:p text:style-name="P794"><text:span text:style-name="T795">     <text:s/></text:span><text:span text:style-name="T796">$orderItem</text:span><text:span text:style-name="T797">-&gt;</text:span><text:span text:style-name="T798">setProduct</text:span><text:span text:style-name="T799">(</text:span><text:span text:style-name="T800">$product</text:span><text:span text:style-name="T801">);</text:span></text:p>
      <text:p text:style-name="P802"><text:span text:style-name="T803">     <text:s/></text:span><text:span text:style-name="T804">$orderItem</text:span><text:span text:style-name="T805">-&gt;</text:span><text:span text:style-name="T806">setQuantity</text:span><text:span text:style-name="T807">(</text:span><text:span text:style-name="T808">$quantity</text:span><text:span text:style-name="T809">);</text:span></text:p>
      <text:p text:style-name="P810"><text:span text:style-name="T811">     <text:s/></text:span><text:span text:style-name="T812">$orderItem</text:span><text:span text:style-name="T813">-&gt;</text:span><text:span text:style-name="T814">setPrice</text:span><text:span text:style-name="T815">(</text:span><text:span text:style-name="T816">$product</text:span><text:span text:style-name="T817">-&gt;</text:span><text:span text:style-name="T818">getPrice</text:span><text:span text:style-name="T819">());<text:s/></text:span><text:span text:style-name="T820">// Assuming the price is stored in the Product entity</text:span></text:p>
      <text:p text:style-name="P821"><text:span text:style-name="T822">     <text:s/></text:span><text:span text:style-name="T823">$totalPrice</text:span><text:span text:style-name="T824"><text:s/></text:span><text:span text:style-name="T825">=</text:span><text:span text:style-name="T826"><text:s/></text:span><text:span text:style-name="T827">$orderItem</text:span><text:span text:style-name="T828">-&gt;</text:span><text:span text:style-name="T829">getPrice</text:span><text:span text:style-name="T830">()<text:s/></text:span><text:span text:style-name="T831">*</text:span><text:span text:style-name="T832"><text:s/></text:span><text:span text:style-name="T833">$orderItem</text:span><text:span text:style-name="T834">-&gt;</text:span><text:span text:style-name="T835">getQuantity</text:span><text:span text:style-name="T836">();</text:span></text:p>
      <text:p text:style-name="P837"><text:span text:style-name="T838">     <text:s/></text:span><text:span text:style-name="T839">$orderItem</text:span><text:span text:style-name="T840">-&gt;</text:span><text:span text:style-name="T841">setTotalPrice</text:span><text:span text:style-name="T842">(</text:span><text:span text:style-name="T843">$totalPrice</text:span><text:span text:style-name="T844">);</text:span></text:p>
      <text:p text:style-name="P845"><text:span text:style-name="T846">     <text:s/></text:span><text:span text:style-name="T847">$order</text:span><text:span text:style-name="T848">-&gt;</text:span><text:span text:style-name="T849">addOrderItem</text:span><text:span text:style-name="T850">(</text:span><text:span text:style-name="T851">$orderItem</text:span><text:span text:style-name="T852">);<text:s/></text:span><text:span text:style-name="T853">// Add the OrderItem to the Order entity</text:span></text:p>
      <text:p text:style-name="P854"><text:span text:style-name="T855">     <text:s/></text:span><text:span text:style-name="T856">$order</text:span><text:span text:style-name="T857">-&gt;</text:span><text:span text:style-name="T858">setTotal</text:span><text:span text:style-name="T859">(</text:span><text:span text:style-name="T860">$cartService</text:span><text:span text:style-name="T861">-&gt;</text:span><text:span text:style-name="T862">getTotalPrice</text:span><text:span text:style-name="T863">()<text:s/></text:span><text:span text:style-name="T864">+</text:span><text:span text:style-name="T865"><text:s/></text:span><text:span text:style-name="T866">$transporteur</text:span><text:span text:style-name="T867">);</text:span></text:p>
      <text:p text:style-name="P868">     <text:s/></text:p>
      <text:p text:style-name="P869">     <text:s/></text:p>
      <text:p text:style-name="P870">    }</text:p>
      <text:p text:style-name="P871"><text:span text:style-name="T872">   <text:s/></text:span><text:span text:style-name="T873">// Create payment object</text:span></text:p>
      <text:p text:style-name="P874"><text:span text:style-name="T875">   <text:s/></text:span><text:span text:style-name="T876">$payment</text:span><text:span text:style-name="T877"><text:s/></text:span><text:span text:style-name="T878">=</text:span><text:span text:style-name="T879"><text:s/></text:span><text:span text:style-name="T880">new</text:span><text:span text:style-name="T881"><text:s/></text:span><text:span text:style-name="T882">Payment</text:span><text:span text:style-name="T883">();</text:span></text:p>
      <text:p text:style-name="P884"><text:span text:style-name="T885">   <text:s/></text:span><text:span text:style-name="T886">$payment</text:span><text:span text:style-name="T887">-&gt;</text:span><text:span text:style-name="T888">setOrderId</text:span><text:span text:style-name="T889">(</text:span><text:span text:style-name="T890">$order</text:span><text:span text:style-name="T891">);</text:span></text:p>
      <text:p text:style-name="P892"><text:span text:style-name="T893">   <text:s/></text:span><text:span text:style-name="T894">$payment</text:span><text:span text:style-name="T895">-&gt;</text:span><text:span text:style-name="T896">setTotal</text:span><text:span text:style-name="T897">(</text:span><text:span text:style-name="T898">$order</text:span><text:span text:style-name="T899">-&gt;</text:span><text:span text:style-name="T900">getTotal</text:span><text:span text:style-name="T901">());</text:span></text:p>
      <text:soft-page-break/>
      <text:p text:style-name="P902"><text:span text:style-name="T903">   <text:s/></text:span><text:span text:style-name="T904">$payment</text:span><text:span text:style-name="T905">-&gt;</text:span><text:span text:style-name="T906">setCreatedAt</text:span><text:span text:style-name="T907">(</text:span><text:span text:style-name="T908">new</text:span><text:span text:style-name="T909"><text:s/></text:span><text:span text:style-name="T910">\DateTimeImmutable</text:span><text:span text:style-name="T911">());</text:span></text:p>
      <text:p text:style-name="P912">   <text:s/></text:p>
      <text:p text:style-name="P913"><text:span text:style-name="T914">   <text:s/></text:span><text:span text:style-name="T915">// Persist the Order entity and its associated OrderItems</text:span></text:p>
      <text:p text:style-name="P916"><text:span text:style-name="T917">   <text:s/></text:span><text:span text:style-name="T918">$em</text:span><text:span text:style-name="T919">-&gt;</text:span><text:span text:style-name="T920">persist</text:span><text:span text:style-name="T921">(</text:span><text:span text:style-name="T922">$order</text:span><text:span text:style-name="T923">);</text:span></text:p>
      <text:p text:style-name="P924"><text:span text:style-name="T925">   <text:s/></text:span><text:span text:style-name="T926">$em</text:span><text:span text:style-name="T927">-&gt;</text:span><text:span text:style-name="T928">persist</text:span><text:span text:style-name="T929">(</text:span><text:span text:style-name="T930">$payment</text:span><text:span text:style-name="T931">);</text:span></text:p>
      <text:p text:style-name="P932"><text:span text:style-name="T933">   <text:s/></text:span><text:span text:style-name="T934">$em</text:span><text:span text:style-name="T935">-&gt;</text:span><text:span text:style-name="T936">flush</text:span><text:span text:style-name="T937">();</text:span></text:p>
      <text:p text:style-name="P938">   <text:s/></text:p>
      <text:p text:style-name="P939"><text:span text:style-name="T940">   <text:s/></text:span><text:span text:style-name="T941">// remove session variables</text:span></text:p>
      <text:p text:style-name="P942"><text:span text:style-name="T943">   <text:s/></text:span><text:span text:style-name="T944">$cartService</text:span><text:span text:style-name="T945">-&gt;</text:span><text:span text:style-name="T946">removeAll</text:span><text:span text:style-name="T947">();</text:span></text:p>
      <text:p text:style-name="P948"><text:span text:style-name="T949">   <text:s/></text:span><text:span text:style-name="T950">$session</text:span><text:span text:style-name="T951">-&gt;</text:span><text:span text:style-name="T952">getSession</text:span><text:span text:style-name="T953">()</text:span><text:span text:style-name="T954">-&gt;</text:span><text:span text:style-name="T955">remove</text:span><text:span text:style-name="T956">(</text:span><text:span text:style-name="T957">'transporteur'</text:span><text:span text:style-name="T958">);</text:span></text:p>
      <text:p text:style-name="P959"><text:span text:style-name="T960">   <text:s/></text:span><text:span text:style-name="T961">$session</text:span><text:span text:style-name="T962">-&gt;</text:span><text:span text:style-name="T963">getSession</text:span><text:span text:style-name="T964">()</text:span><text:span text:style-name="T965">-&gt;</text:span><text:span text:style-name="T966">remove</text:span><text:span text:style-name="T967">(</text:span><text:span text:style-name="T968">'adresseDelivery'</text:span><text:span text:style-name="T969">);</text:span></text:p>
      <text:p text:style-name="P970"/>
      <text:p text:style-name="P971"><text:span text:style-name="T972">   <text:s/></text:span><text:span text:style-name="T973">if</text:span><text:span text:style-name="T974"><text:s/>(</text:span><text:span text:style-name="T975">isset</text:span><text:span text:style-name="T976">(</text:span><text:span text:style-name="T977">$_SERVER</text:span><text:span text:style-name="T978">[</text:span><text:span text:style-name="T979">'HTTPS'</text:span><text:span text:style-name="T980">]))</text:span></text:p>
      <text:p text:style-name="P981">    {</text:p>
      <text:p text:style-name="P982"><text:span text:style-name="T983">     <text:s/></text:span><text:span text:style-name="T984">$protocol</text:span><text:span text:style-name="T985"><text:s/></text:span><text:span text:style-name="T986">=</text:span><text:span text:style-name="T987"><text:s/></text:span><text:span text:style-name="T988">"https://"</text:span><text:span text:style-name="T989">;</text:span></text:p>
      <text:p text:style-name="P990">    }</text:p>
      <text:p text:style-name="P991"><text:span text:style-name="T992">   <text:s/></text:span><text:span text:style-name="T993">$protocol</text:span><text:span text:style-name="T994"><text:s/></text:span><text:span text:style-name="T995">=</text:span><text:span text:style-name="T996"><text:s/></text:span><text:span text:style-name="T997">"http://"</text:span><text:span text:style-name="T998">;</text:span></text:p>
      <text:p text:style-name="P999"><text:span text:style-name="T1000">   <text:s/></text:span><text:span text:style-name="T1001">// on définit le nom du serveur de connexion<text:s/></text:span></text:p>
      <text:p text:style-name="P1002"><text:span text:style-name="T1003">   <text:s/></text:span><text:span text:style-name="T1004">// avec les variable global PHP de sorte de pouvoir gérer</text:span></text:p>
      <text:p text:style-name="P1005"><text:span text:style-name="T1006">   <text:s/></text:span><text:span text:style-name="T1007">// tout les environnements possible</text:span></text:p>
      <text:p text:style-name="P1008"><text:span text:style-name="T1009">   <text:s/></text:span><text:span text:style-name="T1010">$serveur</text:span><text:span text:style-name="T1011"><text:s/></text:span><text:span text:style-name="T1012">=</text:span><text:span text:style-name="T1013"><text:s/></text:span><text:span text:style-name="T1014">$_SERVER</text:span><text:span text:style-name="T1015">[</text:span><text:span text:style-name="T1016">'SERVER_NAME'</text:span><text:span text:style-name="T1017">];</text:span></text:p>
      <text:p text:style-name="P1018"><text:span text:style-name="T1019">   <text:s/></text:span><text:span text:style-name="T1020">$YOUR_DOMAIN</text:span><text:span text:style-name="T1021"><text:s/></text:span><text:span text:style-name="T1022">=</text:span><text:span text:style-name="T1023"><text:s/></text:span><text:span text:style-name="T1024">$protocol</text:span><text:span text:style-name="T1025"><text:s/></text:span><text:span text:style-name="T1026">.</text:span><text:span text:style-name="T1027"><text:s/></text:span><text:span text:style-name="T1028">$serveur</text:span><text:span text:style-name="T1029">;</text:span></text:p>
      <text:p text:style-name="P1030"><text:span text:style-name="T1031">   <text:s/></text:span><text:span text:style-name="T1032">$profil</text:span><text:span text:style-name="T1033"><text:s/></text:span><text:span text:style-name="T1034">=</text:span><text:span text:style-name="T1035"><text:s/></text:span><text:span text:style-name="T1036">$YOUR_DOMAIN</text:span><text:span text:style-name="T1037"><text:s/></text:span><text:span text:style-name="T1038">.</text:span><text:span text:style-name="T1039"><text:s/></text:span><text:span text:style-name="T1040">'/profile'</text:span><text:span text:style-name="T1041">;</text:span></text:p>
      <text:p text:style-name="P1042"/>
      <text:p text:style-name="P1043"><text:span text:style-name="T1044">   <text:s/></text:span><text:span text:style-name="T1045">$peluchesCategory</text:span><text:span text:style-name="T1046"><text:s/></text:span><text:span text:style-name="T1047">=</text:span><text:span text:style-name="T1048"><text:s/></text:span><text:span text:style-name="T1049">$em</text:span><text:span text:style-name="T1050">-&gt;</text:span><text:span text:style-name="T1051">getRepository</text:span><text:span text:style-name="T1052">(</text:span><text:span text:style-name="T1053">Category</text:span><text:span text:style-name="T1054">::class</text:span><text:span text:style-name="T1055">)</text:span><text:span text:style-name="T1056">-&gt;</text:span><text:span text:style-name="T1057">findOneBy</text:span><text:span text:style-name="T1058">([</text:span><text:span text:style-name="T1059">'id'</text:span><text:span text:style-name="T1060"><text:s/></text:span><text:span text:style-name="T1061">=&gt;</text:span><text:span text:style-name="T1062"><text:s/></text:span><text:span text:style-name="T1063">'2'</text:span><text:span text:style-name="T1064">]);</text:span></text:p>
      <text:p text:style-name="P1065"><text:span text:style-name="T1066">   <text:s/></text:span><text:span text:style-name="T1067">$doudousCategory</text:span><text:span text:style-name="T1068"><text:s/></text:span><text:span text:style-name="T1069">=</text:span><text:span text:style-name="T1070"><text:s/></text:span><text:span text:style-name="T1071">$em</text:span><text:span text:style-name="T1072">-&gt;</text:span><text:span text:style-name="T1073">getRepository</text:span><text:span text:style-name="T1074">(</text:span><text:span text:style-name="T1075">Category</text:span><text:span text:style-name="T1076">::class</text:span><text:span text:style-name="T1077">)</text:span><text:span text:style-name="T1078">-&gt;</text:span><text:span text:style-name="T1079">findOneBy</text:span><text:span text:style-name="T1080">([</text:span><text:span text:style-name="T1081">'id'</text:span><text:span text:style-name="T1082"><text:s/></text:span><text:span text:style-name="T1083">=&gt;</text:span><text:span text:style-name="T1084"><text:s/></text:span><text:span text:style-name="T1085">'1'</text:span><text:span text:style-name="T1086">]);</text:span></text:p>
      <text:p text:style-name="P1087"/>
      <text:p text:style-name="P1088"><text:span text:style-name="T1089">   <text:s/></text:span><text:span text:style-name="T1090">return</text:span><text:span text:style-name="T1091"><text:s/></text:span><text:span text:style-name="T1092">$this</text:span><text:span text:style-name="T1093">-&gt;</text:span><text:span text:style-name="T1094">render</text:span><text:span text:style-name="T1095">(</text:span></text:p>
      <text:p text:style-name="P1096"><text:span text:style-name="T1097">     <text:s/></text:span><text:span text:style-name="T1098">"commande/success.html.twig"</text:span><text:span text:style-name="T1099">, [</text:span></text:p>
      <text:p text:style-name="P1100"><text:span text:style-name="T1101">       <text:s/></text:span><text:span text:style-name="T1102">'profil'</text:span><text:span text:style-name="T1103"><text:s/></text:span><text:span text:style-name="T1104">=&gt;</text:span><text:span text:style-name="T1105"><text:s/></text:span><text:span text:style-name="T1106">$profil</text:span><text:span text:style-name="T1107">,</text:span></text:p>
      <text:p text:style-name="P1108"><text:span text:style-name="T1109">       <text:s/></text:span><text:span text:style-name="T1110">'peluchesCategory'</text:span><text:span text:style-name="T1111"><text:s/></text:span><text:span text:style-name="T1112">=&gt;</text:span><text:span text:style-name="T1113"><text:s/></text:span><text:span text:style-name="T1114">$peluchesCategory</text:span><text:span text:style-name="T1115">,</text:span></text:p>
      <text:p text:style-name="P1116"><text:span text:style-name="T1117">       <text:s/></text:span><text:span text:style-name="T1118">'doudousCategory'</text:span><text:span text:style-name="T1119"><text:s/></text:span><text:span text:style-name="T1120">=&gt;</text:span><text:span text:style-name="T1121"><text:s/></text:span><text:span text:style-name="T1122">$doudousCategory</text:span><text:span text:style-name="T1123">,</text:span></text:p>
      <text:p text:style-name="P1124">      ]</text:p>
      <text:p text:style-name="P1125">    );</text:p>
      <text:p text:style-name="P1126">  }</text:p>
      <text:p text:style-name="P1127"/>
      <text:p text:style-name="P1128">C’est un code qui après un paiement par stripe validé avec succes, va créer une commande et recuperer tout les infos que l’entité a besoin en plus des produits de la commande.</text:p>
      <text:p text:style-name="P1129">Cela va aussi crée une transaction de paiement avec le total et la date de paiement.</text:p>
      <text:p text:style-name="P1130"/>
      <text:p text:style-name="P1131"> Attacher<text:s/>une capture d'écran de vscode présentant le code de réinitialisation de mot de passe</text:p>
      <text:p text:style-name="P1132"/>
      <text:p text:style-name="P1133"/>
      <text:p text:style-name="P1134"> Expliquer<text:s/>comment fonctionne la réinitialisation de mot de passe dans votre technologie</text:p>
      <text:p text:style-name="P1135"/>
      <text:p text:style-name="P1136"/>
      <text:p text:style-name="P1137"> Expliquer<text:s/>ce qu'est le SEO et quels sont les bénéfices pour votre projet</text:p>
      <text:p text:style-name="P1138"/>
      <text:p text:style-name="P1139"/>
      <text:p text:style-name="P1140"> Expliquer<text:s/>comment vous avez mis en place le SEO pour votre projet</text:p>
      <text:p text:style-name="P1141"/>
      <text:p text:style-name="P1142"/>
      <text:p text:style-name="P1143"> Mettre<text:s/>en avant les éléments que vous avez<text:s/>développés<text:s/>(c'est mieux si ce sont des éléments autres que techniques)</text:p>
      <text:p text:style-name="P1144"/>
      <text:p text:style-name="P1145"/>
      <text:p text:style-name="P1146"> Remercier<text:s/>le centre de formation, votre maitre de stage, une personne ou un organisme qui vous a suivi vers votre réussite</text:p>
      <text:p text:style-name="P1147"/>
      <text:p text:style-name="P1148"/>
      <text:p text:style-name="P1149"> Remercier<text:s/>un formateur ou une personne qui vous a beaucoup apporté</text:p>
      <text:p text:style-name="P1150"/>
      <text:p text:style-name="P1151"/>
      <text:p text:style-name="P1152"> Remercier<text:s/>votre famille</text:p>
      <text:p text:style-name="P1153"/>
      <text:p text:style-name="P1154"/>
      <text:p text:style-name="P1155"> Expliquer<text:s/>quel hébergeur vous avez utilisé pour votre site en donnant une brève description de son historique</text:p>
      <text:p text:style-name="P1156"/>
      <text:p text:style-name="P1157"/>
      <text:p text:style-name="P1158">J’ai utilisé IONOS et voici une brève description :</text:p>
      <text:p text:style-name="P1159"/>
      <text:p text:style-name="P1160"><text:span text:style-name="T1161">IONOS by 1&amp;1</text:span><text:span text:style-name="T1162"> (anciennement </text:span><text:span text:style-name="T1163">1&amp;1 IONOS</text:span><text:span text:style-name="T1164"> et plus anciennement </text:span><text:span text:style-name="T1165">1&amp;1 Internet</text:span><text:span text:style-name="T1166">) fondée en </text:span><text:a office:title="1988 en informatique" xlink:href="https://fr.wikipedia.org/wiki/1988_en_informatique" office:target-frame-name="_top" xlink:show="replace"><text:span text:style-name="T1167">1988</text:span></text:a><text:span text:style-name="T1168">, est une société d’hébergement Web. Elle fait partie du groupe coté en bourse </text:span><text:a office:title="United Internet" xlink:href="https://fr.wikipedia.org/wiki/United_Internet" office:target-frame-name="_top" xlink:show="replace"><text:span text:style-name="T1169">United Internet AG</text:span></text:a><text:span text:style-name="T1170">. Elle revendique plus de 13 millions de clients</text:span><text:a xlink:href="https://fr.wikipedia.org/wiki/IONOS_by_1%261#cite_note-solutions-it-1" office:target-frame-name="_top" xlink:show="replace"><text:span text:style-name="T1171">1</text:span></text:a><text:span text:style-name="T1172"> à travers le monde et plus de 19 millions de noms de domaines enregistrés.</text:span></text:p>
      <text:p text:style-name="P1173"/>
      <text:p text:style-name="P1174"/>
      <text:p text:style-name="P1175"> Expliquer<text:s/>ce qu'est le<text:s/>protocole<text:s/>HTTPS et comment vous l'avez mis en place sur votre hébergeur</text:p>
      <text:p text:style-name="P1176"/>
      <text:p text:style-name="P1177">C'est un protocole de transfert de données sécurisé d'ou le S. Il utilise le certificat SSL/TLS<text:s/>(Secure Sockets Layer/Transport Layer Security). Ce certificat est émis par une autorité de certification (AC) de confiance et permet d'établir une connexion chiffrée entre le client et le serveur.</text:p>
      <text:p text:style-name="P1178"/>
      <text:p text:style-name="P1179">L'hébergeur fournit un certificat SSL gratuit, j'ai générer la clé puis je l'ai installé sur le serveur.</text:p>
      <text:p text:style-name="P1180"/>
      <text:p text:style-name="P1181"> Mettre<text:s/>une image représentant le rétro-planning du développement de votre site internet</text:p>
      <text:p text:style-name="P1182"/>
      <text:p text:style-name="P1183"/>
      <text:p text:style-name="P1184"> Décrire<text:s/>l'évolution future de votre site internet, quelles sont les nouvelles opportunités ?<text:s/></text:p>
      <text:p text:style-name="P1185"/>
      <text:p text:style-name="P1186"/>
      <text:p text:style-name="P1187">L’évolution serait de le faire en React et intégrer d’autre Framework de front.</text:p>
      <text:p text:style-name="P1188"/>
      <text:p text:style-name="P1189"/>
      <text:p text:style-name="P1190"/>
      <text:p text:style-name="P1191"/>
      <text:soft-page-break/>
      <text:p text:style-name="P1192">Qu'est-ce qu'il vous reste à faire ? Quelles fonctionnalités allez-vous ajouter ?</text:p>
      <text:p text:style-name="P1193"><text:line-break/>On peut générer la facture en tant que client dans sa partie profil puis commande.</text:p>
      <text:p text:style-name="P1194">De même pour l’admin il peut la générer dans le BO des commandes.</text:p>
      <text:p text:style-name="P1195"/>
      <text:p text:style-name="P1196">La suite serait de générer automatiquement la facture et l’enregistrer dans un doss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1965in" fo:line-height="115%"/>
      <style:text-properties fo:hyphenate="false"/>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style:style style:name="my-4" style:display-name="my-4"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NG</dc:creator>
    <meta:creation-date>2023-05-09T12:19:00Z</meta:creation-date>
    <dc:date>2023-06-10T09:31:00Z</dc:date>
    <meta:template xlink:href="Normal.dotm" xlink:type="simple"/>
    <meta:editing-cycles>11</meta:editing-cycles>
    <meta:editing-duration>PT51240S</meta:editing-duration>
    <meta:document-statistic meta:page-count="11" meta:paragraph-count="39" meta:word-count="3080" meta:character-count="19987" meta:row-count="141" meta:non-whitespace-character-count="16946"/>
  </office:meta>
</office:document-meta>
</file>